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BADANIE, CZY LICZBA JEST PIERWSZA</text:p>
          </table:table-cell>
          <table:table-cell table:number-columns-repeated="6"/>
          <table:table-cell table:style-name="ce11" office:value-type="string">
            <text:p>kolorem niebieskim oznaczone są komórki, do których należy wprowadzić odpowiednie wartości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iczba</text:p>
          </table:table-cell>
          <table:table-cell table:style-name="ce2" office:value-type="string">
            <text:p>Dzielniki</text:p>
          </table:table-cell>
          <table:table-cell table:style-name="ce6" office:value-type="string">
            <text:p>Dzielniki liczby</text:p>
          </table:table-cell>
          <table:table-cell table:number-columns-repeated="4"/>
          <table:table-cell table:style-name="ce12" office:value-type="string">
            <text:p>kolorem czerwonym wyróżniono wyniki</text:p>
          </table:table-cell>
          <table:table-cell table:number-columns-repeated="1016"/>
        </table:table-row>
        <table:table-row table:style-name="ro3">
          <table:table-cell table:formula="of:=[.F4]" office:value-type="float" office:value="123">
            <text:p>123</text:p>
          </table:table-cell>
          <table:table-cell office:value-type="float" office:value="2">
            <text:p>2</text:p>
          </table:table-cell>
          <table:table-cell table:formula="of:=IF(AND([.B3]&lt;=SQRT([.A$3]);[.C2]&lt;&gt;&quot;&quot;);IF(MOD([.A$3];[.B3])=0;1;0);&quot;&quot;)" office:value-type="float" office:value="0">
            <text:p>0</text:p>
          </table:table-cell>
          <table:table-cell/>
          <table:table-cell table:style-name="ce7" office:value-type="string">
            <text:p>Dane: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3">
            <text:p>3</text:p>
          </table:table-cell>
          <table:table-cell table:formula="of:=IF(AND([.B4]&lt;=SQRT([.A$3]);[.C3]&lt;&gt;&quot;&quot;);IF(MOD([.A$3];[.B4])=0;1;0);&quot;&quot;)" office:value-type="float" office:value="1">
            <text:p>1</text:p>
          </table:table-cell>
          <table:table-cell/>
          <table:table-cell table:style-name="ce8" office:value-type="string">
            <text:p>liczba=</text:p>
          </table:table-cell>
          <table:table-cell table:style-name="ce9" office:value-type="float" office:value="123">
            <text:p>12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table:formula="of:=IF(AND([.B5]&lt;=SQRT([.A$3]);[.C4]&lt;&gt;&quot;&quot;);IF(MOD([.A$3];[.B5])=0;1;0);&quot;&quot;)" office:value-type="float" office:value="0">
            <text:p>0</text:p>
          </table:table-cell>
          <table:table-cell/>
          <table:table-cell table:style-name="ce7" office:value-type="string">
            <text:p>Wynik: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5">
            <text:p>5</text:p>
          </table:table-cell>
          <table:table-cell table:formula="of:=IF(AND([.B6]&lt;=SQRT([.A$3]);[.C5]&lt;&gt;&quot;&quot;);IF(MOD([.A$3];[.B6])=0;1;0);&quot;&quot;)" office:value-type="float" office:value="0">
            <text:p>0</text:p>
          </table:table-cell>
          <table:table-cell table:number-columns-repeated="2"/>
          <table:table-cell table:style-name="ce10" table:formula="of:=IF(SUM([.C3:.C500])&gt;0;&quot;liczba złożona&quot;;&quot;liczba pierwsza&quot;)" office:value-type="string" office:string-value="liczba złożona">
            <text:p>liczba złożona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">
            <text:p>6</text:p>
          </table:table-cell>
          <table:table-cell table:formula="of:=IF(AND([.B7]&lt;=SQRT([.A$3]);[.C6]&lt;&gt;&quot;&quot;);IF(MOD([.A$3];[.B7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7">
            <text:p>7</text:p>
          </table:table-cell>
          <table:table-cell table:formula="of:=IF(AND([.B8]&lt;=SQRT([.A$3]);[.C7]&lt;&gt;&quot;&quot;);IF(MOD([.A$3];[.B8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8">
            <text:p>8</text:p>
          </table:table-cell>
          <table:table-cell table:formula="of:=IF(AND([.B9]&lt;=SQRT([.A$3]);[.C8]&lt;&gt;&quot;&quot;);IF(MOD([.A$3];[.B9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9">
            <text:p>9</text:p>
          </table:table-cell>
          <table:table-cell table:formula="of:=IF(AND([.B10]&lt;=SQRT([.A$3]);[.C9]&lt;&gt;&quot;&quot;);IF(MOD([.A$3];[.B10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10">
            <text:p>10</text:p>
          </table:table-cell>
          <table:table-cell table:formula="of:=IF(AND([.B11]&lt;=SQRT([.A$3]);[.C10]&lt;&gt;&quot;&quot;);IF(MOD([.A$3];[.B11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11">
            <text:p>11</text:p>
          </table:table-cell>
          <table:table-cell table:formula="of:=IF(AND([.B12]&lt;=SQRT([.A$3]);[.C11]&lt;&gt;&quot;&quot;);IF(MOD([.A$3];[.B12])=0;1;0);&quot;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12">
            <text:p>12</text:p>
          </table:table-cell>
          <table:table-cell table:formula="of:=IF(AND([.B13]&lt;=SQRT([.A$3]);[.C12]&lt;&gt;&quot;&quot;);IF(MOD([.A$3];[.B1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">
            <text:p>13</text:p>
          </table:table-cell>
          <table:table-cell table:formula="of:=IF(AND([.B14]&lt;=SQRT([.A$3]);[.C13]&lt;&gt;&quot;&quot;);IF(MOD([.A$3];[.B1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">
            <text:p>14</text:p>
          </table:table-cell>
          <table:table-cell table:formula="of:=IF(AND([.B15]&lt;=SQRT([.A$3]);[.C14]&lt;&gt;&quot;&quot;);IF(MOD([.A$3];[.B1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">
            <text:p>15</text:p>
          </table:table-cell>
          <table:table-cell table:formula="of:=IF(AND([.B16]&lt;=SQRT([.A$3]);[.C15]&lt;&gt;&quot;&quot;);IF(MOD([.A$3];[.B1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">
            <text:p>16</text:p>
          </table:table-cell>
          <table:table-cell table:formula="of:=IF(AND([.B17]&lt;=SQRT([.A$3]);[.C16]&lt;&gt;&quot;&quot;);IF(MOD([.A$3];[.B1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formula="of:=IF(AND([.B18]&lt;=SQRT([.A$3]);[.C17]&lt;&gt;&quot;&quot;);IF(MOD([.A$3];[.B1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">
            <text:p>18</text:p>
          </table:table-cell>
          <table:table-cell table:formula="of:=IF(AND([.B19]&lt;=SQRT([.A$3]);[.C18]&lt;&gt;&quot;&quot;);IF(MOD([.A$3];[.B1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">
            <text:p>19</text:p>
          </table:table-cell>
          <table:table-cell table:formula="of:=IF(AND([.B20]&lt;=SQRT([.A$3]);[.C19]&lt;&gt;&quot;&quot;);IF(MOD([.A$3];[.B2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">
            <text:p>20</text:p>
          </table:table-cell>
          <table:table-cell table:formula="of:=IF(AND([.B21]&lt;=SQRT([.A$3]);[.C20]&lt;&gt;&quot;&quot;);IF(MOD([.A$3];[.B2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">
            <text:p>21</text:p>
          </table:table-cell>
          <table:table-cell table:formula="of:=IF(AND([.B22]&lt;=SQRT([.A$3]);[.C21]&lt;&gt;&quot;&quot;);IF(MOD([.A$3];[.B2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formula="of:=IF(AND([.B23]&lt;=SQRT([.A$3]);[.C22]&lt;&gt;&quot;&quot;);IF(MOD([.A$3];[.B2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">
            <text:p>23</text:p>
          </table:table-cell>
          <table:table-cell table:formula="of:=IF(AND([.B24]&lt;=SQRT([.A$3]);[.C23]&lt;&gt;&quot;&quot;);IF(MOD([.A$3];[.B2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">
            <text:p>24</text:p>
          </table:table-cell>
          <table:table-cell table:formula="of:=IF(AND([.B25]&lt;=SQRT([.A$3]);[.C24]&lt;&gt;&quot;&quot;);IF(MOD([.A$3];[.B2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">
            <text:p>25</text:p>
          </table:table-cell>
          <table:table-cell table:formula="of:=IF(AND([.B26]&lt;=SQRT([.A$3]);[.C25]&lt;&gt;&quot;&quot;);IF(MOD([.A$3];[.B2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formula="of:=IF(AND([.B27]&lt;=SQRT([.A$3]);[.C26]&lt;&gt;&quot;&quot;);IF(MOD([.A$3];[.B2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">
            <text:p>27</text:p>
          </table:table-cell>
          <table:table-cell table:formula="of:=IF(AND([.B28]&lt;=SQRT([.A$3]);[.C27]&lt;&gt;&quot;&quot;);IF(MOD([.A$3];[.B2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">
            <text:p>28</text:p>
          </table:table-cell>
          <table:table-cell table:formula="of:=IF(AND([.B29]&lt;=SQRT([.A$3]);[.C28]&lt;&gt;&quot;&quot;);IF(MOD([.A$3];[.B2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">
            <text:p>29</text:p>
          </table:table-cell>
          <table:table-cell table:formula="of:=IF(AND([.B30]&lt;=SQRT([.A$3]);[.C29]&lt;&gt;&quot;&quot;);IF(MOD([.A$3];[.B3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">
            <text:p>30</text:p>
          </table:table-cell>
          <table:table-cell table:formula="of:=IF(AND([.B31]&lt;=SQRT([.A$3]);[.C30]&lt;&gt;&quot;&quot;);IF(MOD([.A$3];[.B3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">
            <text:p>31</text:p>
          </table:table-cell>
          <table:table-cell table:formula="of:=IF(AND([.B32]&lt;=SQRT([.A$3]);[.C31]&lt;&gt;&quot;&quot;);IF(MOD([.A$3];[.B3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">
            <text:p>32</text:p>
          </table:table-cell>
          <table:table-cell table:formula="of:=IF(AND([.B33]&lt;=SQRT([.A$3]);[.C32]&lt;&gt;&quot;&quot;);IF(MOD([.A$3];[.B3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">
            <text:p>33</text:p>
          </table:table-cell>
          <table:table-cell table:formula="of:=IF(AND([.B34]&lt;=SQRT([.A$3]);[.C33]&lt;&gt;&quot;&quot;);IF(MOD([.A$3];[.B3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">
            <text:p>34</text:p>
          </table:table-cell>
          <table:table-cell table:formula="of:=IF(AND([.B35]&lt;=SQRT([.A$3]);[.C34]&lt;&gt;&quot;&quot;);IF(MOD([.A$3];[.B3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">
            <text:p>35</text:p>
          </table:table-cell>
          <table:table-cell table:formula="of:=IF(AND([.B36]&lt;=SQRT([.A$3]);[.C35]&lt;&gt;&quot;&quot;);IF(MOD([.A$3];[.B3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">
            <text:p>36</text:p>
          </table:table-cell>
          <table:table-cell table:formula="of:=IF(AND([.B37]&lt;=SQRT([.A$3]);[.C36]&lt;&gt;&quot;&quot;);IF(MOD([.A$3];[.B3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">
            <text:p>37</text:p>
          </table:table-cell>
          <table:table-cell table:formula="of:=IF(AND([.B38]&lt;=SQRT([.A$3]);[.C37]&lt;&gt;&quot;&quot;);IF(MOD([.A$3];[.B3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">
            <text:p>38</text:p>
          </table:table-cell>
          <table:table-cell table:formula="of:=IF(AND([.B39]&lt;=SQRT([.A$3]);[.C38]&lt;&gt;&quot;&quot;);IF(MOD([.A$3];[.B3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">
            <text:p>39</text:p>
          </table:table-cell>
          <table:table-cell table:formula="of:=IF(AND([.B40]&lt;=SQRT([.A$3]);[.C39]&lt;&gt;&quot;&quot;);IF(MOD([.A$3];[.B4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">
            <text:p>40</text:p>
          </table:table-cell>
          <table:table-cell table:formula="of:=IF(AND([.B41]&lt;=SQRT([.A$3]);[.C40]&lt;&gt;&quot;&quot;);IF(MOD([.A$3];[.B4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">
            <text:p>41</text:p>
          </table:table-cell>
          <table:table-cell table:formula="of:=IF(AND([.B42]&lt;=SQRT([.A$3]);[.C41]&lt;&gt;&quot;&quot;);IF(MOD([.A$3];[.B4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">
            <text:p>42</text:p>
          </table:table-cell>
          <table:table-cell table:formula="of:=IF(AND([.B43]&lt;=SQRT([.A$3]);[.C42]&lt;&gt;&quot;&quot;);IF(MOD([.A$3];[.B4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">
            <text:p>43</text:p>
          </table:table-cell>
          <table:table-cell table:formula="of:=IF(AND([.B44]&lt;=SQRT([.A$3]);[.C43]&lt;&gt;&quot;&quot;);IF(MOD([.A$3];[.B4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">
            <text:p>44</text:p>
          </table:table-cell>
          <table:table-cell table:formula="of:=IF(AND([.B45]&lt;=SQRT([.A$3]);[.C44]&lt;&gt;&quot;&quot;);IF(MOD([.A$3];[.B4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">
            <text:p>45</text:p>
          </table:table-cell>
          <table:table-cell table:formula="of:=IF(AND([.B46]&lt;=SQRT([.A$3]);[.C45]&lt;&gt;&quot;&quot;);IF(MOD([.A$3];[.B4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">
            <text:p>46</text:p>
          </table:table-cell>
          <table:table-cell table:formula="of:=IF(AND([.B47]&lt;=SQRT([.A$3]);[.C46]&lt;&gt;&quot;&quot;);IF(MOD([.A$3];[.B4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">
            <text:p>47</text:p>
          </table:table-cell>
          <table:table-cell table:formula="of:=IF(AND([.B48]&lt;=SQRT([.A$3]);[.C47]&lt;&gt;&quot;&quot;);IF(MOD([.A$3];[.B4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">
            <text:p>48</text:p>
          </table:table-cell>
          <table:table-cell table:formula="of:=IF(AND([.B49]&lt;=SQRT([.A$3]);[.C48]&lt;&gt;&quot;&quot;);IF(MOD([.A$3];[.B4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">
            <text:p>49</text:p>
          </table:table-cell>
          <table:table-cell table:formula="of:=IF(AND([.B50]&lt;=SQRT([.A$3]);[.C49]&lt;&gt;&quot;&quot;);IF(MOD([.A$3];[.B5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0">
            <text:p>50</text:p>
          </table:table-cell>
          <table:table-cell table:formula="of:=IF(AND([.B51]&lt;=SQRT([.A$3]);[.C50]&lt;&gt;&quot;&quot;);IF(MOD([.A$3];[.B5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1">
            <text:p>51</text:p>
          </table:table-cell>
          <table:table-cell table:formula="of:=IF(AND([.B52]&lt;=SQRT([.A$3]);[.C51]&lt;&gt;&quot;&quot;);IF(MOD([.A$3];[.B5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2">
            <text:p>52</text:p>
          </table:table-cell>
          <table:table-cell table:formula="of:=IF(AND([.B53]&lt;=SQRT([.A$3]);[.C52]&lt;&gt;&quot;&quot;);IF(MOD([.A$3];[.B5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3">
            <text:p>53</text:p>
          </table:table-cell>
          <table:table-cell table:formula="of:=IF(AND([.B54]&lt;=SQRT([.A$3]);[.C53]&lt;&gt;&quot;&quot;);IF(MOD([.A$3];[.B5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4">
            <text:p>54</text:p>
          </table:table-cell>
          <table:table-cell table:formula="of:=IF(AND([.B55]&lt;=SQRT([.A$3]);[.C54]&lt;&gt;&quot;&quot;);IF(MOD([.A$3];[.B5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5">
            <text:p>55</text:p>
          </table:table-cell>
          <table:table-cell table:formula="of:=IF(AND([.B56]&lt;=SQRT([.A$3]);[.C55]&lt;&gt;&quot;&quot;);IF(MOD([.A$3];[.B5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6">
            <text:p>56</text:p>
          </table:table-cell>
          <table:table-cell table:formula="of:=IF(AND([.B57]&lt;=SQRT([.A$3]);[.C56]&lt;&gt;&quot;&quot;);IF(MOD([.A$3];[.B5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7">
            <text:p>57</text:p>
          </table:table-cell>
          <table:table-cell table:formula="of:=IF(AND([.B58]&lt;=SQRT([.A$3]);[.C57]&lt;&gt;&quot;&quot;);IF(MOD([.A$3];[.B5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8">
            <text:p>58</text:p>
          </table:table-cell>
          <table:table-cell table:formula="of:=IF(AND([.B59]&lt;=SQRT([.A$3]);[.C58]&lt;&gt;&quot;&quot;);IF(MOD([.A$3];[.B5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59">
            <text:p>59</text:p>
          </table:table-cell>
          <table:table-cell table:formula="of:=IF(AND([.B60]&lt;=SQRT([.A$3]);[.C59]&lt;&gt;&quot;&quot;);IF(MOD([.A$3];[.B6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0">
            <text:p>60</text:p>
          </table:table-cell>
          <table:table-cell table:formula="of:=IF(AND([.B61]&lt;=SQRT([.A$3]);[.C60]&lt;&gt;&quot;&quot;);IF(MOD([.A$3];[.B6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1">
            <text:p>61</text:p>
          </table:table-cell>
          <table:table-cell table:formula="of:=IF(AND([.B62]&lt;=SQRT([.A$3]);[.C61]&lt;&gt;&quot;&quot;);IF(MOD([.A$3];[.B6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2">
            <text:p>62</text:p>
          </table:table-cell>
          <table:table-cell table:formula="of:=IF(AND([.B63]&lt;=SQRT([.A$3]);[.C62]&lt;&gt;&quot;&quot;);IF(MOD([.A$3];[.B6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3">
            <text:p>63</text:p>
          </table:table-cell>
          <table:table-cell table:formula="of:=IF(AND([.B64]&lt;=SQRT([.A$3]);[.C63]&lt;&gt;&quot;&quot;);IF(MOD([.A$3];[.B6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4">
            <text:p>64</text:p>
          </table:table-cell>
          <table:table-cell table:formula="of:=IF(AND([.B65]&lt;=SQRT([.A$3]);[.C64]&lt;&gt;&quot;&quot;);IF(MOD([.A$3];[.B6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5">
            <text:p>65</text:p>
          </table:table-cell>
          <table:table-cell table:formula="of:=IF(AND([.B66]&lt;=SQRT([.A$3]);[.C65]&lt;&gt;&quot;&quot;);IF(MOD([.A$3];[.B6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6">
            <text:p>66</text:p>
          </table:table-cell>
          <table:table-cell table:formula="of:=IF(AND([.B67]&lt;=SQRT([.A$3]);[.C66]&lt;&gt;&quot;&quot;);IF(MOD([.A$3];[.B6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7">
            <text:p>67</text:p>
          </table:table-cell>
          <table:table-cell table:formula="of:=IF(AND([.B68]&lt;=SQRT([.A$3]);[.C67]&lt;&gt;&quot;&quot;);IF(MOD([.A$3];[.B6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8">
            <text:p>68</text:p>
          </table:table-cell>
          <table:table-cell table:formula="of:=IF(AND([.B69]&lt;=SQRT([.A$3]);[.C68]&lt;&gt;&quot;&quot;);IF(MOD([.A$3];[.B6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69">
            <text:p>69</text:p>
          </table:table-cell>
          <table:table-cell table:formula="of:=IF(AND([.B70]&lt;=SQRT([.A$3]);[.C69]&lt;&gt;&quot;&quot;);IF(MOD([.A$3];[.B7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0">
            <text:p>70</text:p>
          </table:table-cell>
          <table:table-cell table:formula="of:=IF(AND([.B71]&lt;=SQRT([.A$3]);[.C70]&lt;&gt;&quot;&quot;);IF(MOD([.A$3];[.B7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1">
            <text:p>71</text:p>
          </table:table-cell>
          <table:table-cell table:formula="of:=IF(AND([.B72]&lt;=SQRT([.A$3]);[.C71]&lt;&gt;&quot;&quot;);IF(MOD([.A$3];[.B7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2">
            <text:p>72</text:p>
          </table:table-cell>
          <table:table-cell table:formula="of:=IF(AND([.B73]&lt;=SQRT([.A$3]);[.C72]&lt;&gt;&quot;&quot;);IF(MOD([.A$3];[.B7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3">
            <text:p>73</text:p>
          </table:table-cell>
          <table:table-cell table:formula="of:=IF(AND([.B74]&lt;=SQRT([.A$3]);[.C73]&lt;&gt;&quot;&quot;);IF(MOD([.A$3];[.B7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4">
            <text:p>74</text:p>
          </table:table-cell>
          <table:table-cell table:formula="of:=IF(AND([.B75]&lt;=SQRT([.A$3]);[.C74]&lt;&gt;&quot;&quot;);IF(MOD([.A$3];[.B7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5">
            <text:p>75</text:p>
          </table:table-cell>
          <table:table-cell table:formula="of:=IF(AND([.B76]&lt;=SQRT([.A$3]);[.C75]&lt;&gt;&quot;&quot;);IF(MOD([.A$3];[.B7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6">
            <text:p>76</text:p>
          </table:table-cell>
          <table:table-cell table:formula="of:=IF(AND([.B77]&lt;=SQRT([.A$3]);[.C76]&lt;&gt;&quot;&quot;);IF(MOD([.A$3];[.B7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7">
            <text:p>77</text:p>
          </table:table-cell>
          <table:table-cell table:formula="of:=IF(AND([.B78]&lt;=SQRT([.A$3]);[.C77]&lt;&gt;&quot;&quot;);IF(MOD([.A$3];[.B7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8">
            <text:p>78</text:p>
          </table:table-cell>
          <table:table-cell table:formula="of:=IF(AND([.B79]&lt;=SQRT([.A$3]);[.C78]&lt;&gt;&quot;&quot;);IF(MOD([.A$3];[.B7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79">
            <text:p>79</text:p>
          </table:table-cell>
          <table:table-cell table:formula="of:=IF(AND([.B80]&lt;=SQRT([.A$3]);[.C79]&lt;&gt;&quot;&quot;);IF(MOD([.A$3];[.B8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0">
            <text:p>80</text:p>
          </table:table-cell>
          <table:table-cell table:formula="of:=IF(AND([.B81]&lt;=SQRT([.A$3]);[.C80]&lt;&gt;&quot;&quot;);IF(MOD([.A$3];[.B8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1">
            <text:p>81</text:p>
          </table:table-cell>
          <table:table-cell table:formula="of:=IF(AND([.B82]&lt;=SQRT([.A$3]);[.C81]&lt;&gt;&quot;&quot;);IF(MOD([.A$3];[.B8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2">
            <text:p>82</text:p>
          </table:table-cell>
          <table:table-cell table:formula="of:=IF(AND([.B83]&lt;=SQRT([.A$3]);[.C82]&lt;&gt;&quot;&quot;);IF(MOD([.A$3];[.B8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3">
            <text:p>83</text:p>
          </table:table-cell>
          <table:table-cell table:formula="of:=IF(AND([.B84]&lt;=SQRT([.A$3]);[.C83]&lt;&gt;&quot;&quot;);IF(MOD([.A$3];[.B8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4">
            <text:p>84</text:p>
          </table:table-cell>
          <table:table-cell table:formula="of:=IF(AND([.B85]&lt;=SQRT([.A$3]);[.C84]&lt;&gt;&quot;&quot;);IF(MOD([.A$3];[.B8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5">
            <text:p>85</text:p>
          </table:table-cell>
          <table:table-cell table:formula="of:=IF(AND([.B86]&lt;=SQRT([.A$3]);[.C85]&lt;&gt;&quot;&quot;);IF(MOD([.A$3];[.B8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6">
            <text:p>86</text:p>
          </table:table-cell>
          <table:table-cell table:formula="of:=IF(AND([.B87]&lt;=SQRT([.A$3]);[.C86]&lt;&gt;&quot;&quot;);IF(MOD([.A$3];[.B8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7">
            <text:p>87</text:p>
          </table:table-cell>
          <table:table-cell table:formula="of:=IF(AND([.B88]&lt;=SQRT([.A$3]);[.C87]&lt;&gt;&quot;&quot;);IF(MOD([.A$3];[.B8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8">
            <text:p>88</text:p>
          </table:table-cell>
          <table:table-cell table:formula="of:=IF(AND([.B89]&lt;=SQRT([.A$3]);[.C88]&lt;&gt;&quot;&quot;);IF(MOD([.A$3];[.B8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89">
            <text:p>89</text:p>
          </table:table-cell>
          <table:table-cell table:formula="of:=IF(AND([.B90]&lt;=SQRT([.A$3]);[.C89]&lt;&gt;&quot;&quot;);IF(MOD([.A$3];[.B9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0">
            <text:p>90</text:p>
          </table:table-cell>
          <table:table-cell table:formula="of:=IF(AND([.B91]&lt;=SQRT([.A$3]);[.C90]&lt;&gt;&quot;&quot;);IF(MOD([.A$3];[.B9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1">
            <text:p>91</text:p>
          </table:table-cell>
          <table:table-cell table:formula="of:=IF(AND([.B92]&lt;=SQRT([.A$3]);[.C91]&lt;&gt;&quot;&quot;);IF(MOD([.A$3];[.B9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2">
            <text:p>92</text:p>
          </table:table-cell>
          <table:table-cell table:formula="of:=IF(AND([.B93]&lt;=SQRT([.A$3]);[.C92]&lt;&gt;&quot;&quot;);IF(MOD([.A$3];[.B9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3">
            <text:p>93</text:p>
          </table:table-cell>
          <table:table-cell table:formula="of:=IF(AND([.B94]&lt;=SQRT([.A$3]);[.C93]&lt;&gt;&quot;&quot;);IF(MOD([.A$3];[.B9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4">
            <text:p>94</text:p>
          </table:table-cell>
          <table:table-cell table:formula="of:=IF(AND([.B95]&lt;=SQRT([.A$3]);[.C94]&lt;&gt;&quot;&quot;);IF(MOD([.A$3];[.B9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5">
            <text:p>95</text:p>
          </table:table-cell>
          <table:table-cell table:formula="of:=IF(AND([.B96]&lt;=SQRT([.A$3]);[.C95]&lt;&gt;&quot;&quot;);IF(MOD([.A$3];[.B9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6">
            <text:p>96</text:p>
          </table:table-cell>
          <table:table-cell table:formula="of:=IF(AND([.B97]&lt;=SQRT([.A$3]);[.C96]&lt;&gt;&quot;&quot;);IF(MOD([.A$3];[.B9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7">
            <text:p>97</text:p>
          </table:table-cell>
          <table:table-cell table:formula="of:=IF(AND([.B98]&lt;=SQRT([.A$3]);[.C97]&lt;&gt;&quot;&quot;);IF(MOD([.A$3];[.B9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8">
            <text:p>98</text:p>
          </table:table-cell>
          <table:table-cell table:formula="of:=IF(AND([.B99]&lt;=SQRT([.A$3]);[.C98]&lt;&gt;&quot;&quot;);IF(MOD([.A$3];[.B9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99">
            <text:p>99</text:p>
          </table:table-cell>
          <table:table-cell table:formula="of:=IF(AND([.B100]&lt;=SQRT([.A$3]);[.C99]&lt;&gt;&quot;&quot;);IF(MOD([.A$3];[.B10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0">
            <text:p>100</text:p>
          </table:table-cell>
          <table:table-cell table:formula="of:=IF(AND([.B101]&lt;=SQRT([.A$3]);[.C100]&lt;&gt;&quot;&quot;);IF(MOD([.A$3];[.B10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1">
            <text:p>101</text:p>
          </table:table-cell>
          <table:table-cell table:formula="of:=IF(AND([.B102]&lt;=SQRT([.A$3]);[.C101]&lt;&gt;&quot;&quot;);IF(MOD([.A$3];[.B10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2">
            <text:p>102</text:p>
          </table:table-cell>
          <table:table-cell table:formula="of:=IF(AND([.B103]&lt;=SQRT([.A$3]);[.C102]&lt;&gt;&quot;&quot;);IF(MOD([.A$3];[.B10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3">
            <text:p>103</text:p>
          </table:table-cell>
          <table:table-cell table:formula="of:=IF(AND([.B104]&lt;=SQRT([.A$3]);[.C103]&lt;&gt;&quot;&quot;);IF(MOD([.A$3];[.B10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4">
            <text:p>104</text:p>
          </table:table-cell>
          <table:table-cell table:formula="of:=IF(AND([.B105]&lt;=SQRT([.A$3]);[.C104]&lt;&gt;&quot;&quot;);IF(MOD([.A$3];[.B10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5">
            <text:p>105</text:p>
          </table:table-cell>
          <table:table-cell table:formula="of:=IF(AND([.B106]&lt;=SQRT([.A$3]);[.C105]&lt;&gt;&quot;&quot;);IF(MOD([.A$3];[.B10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6">
            <text:p>106</text:p>
          </table:table-cell>
          <table:table-cell table:formula="of:=IF(AND([.B107]&lt;=SQRT([.A$3]);[.C106]&lt;&gt;&quot;&quot;);IF(MOD([.A$3];[.B10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7">
            <text:p>107</text:p>
          </table:table-cell>
          <table:table-cell table:formula="of:=IF(AND([.B108]&lt;=SQRT([.A$3]);[.C107]&lt;&gt;&quot;&quot;);IF(MOD([.A$3];[.B10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8">
            <text:p>108</text:p>
          </table:table-cell>
          <table:table-cell table:formula="of:=IF(AND([.B109]&lt;=SQRT([.A$3]);[.C108]&lt;&gt;&quot;&quot;);IF(MOD([.A$3];[.B10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09">
            <text:p>109</text:p>
          </table:table-cell>
          <table:table-cell table:formula="of:=IF(AND([.B110]&lt;=SQRT([.A$3]);[.C109]&lt;&gt;&quot;&quot;);IF(MOD([.A$3];[.B11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0">
            <text:p>110</text:p>
          </table:table-cell>
          <table:table-cell table:formula="of:=IF(AND([.B111]&lt;=SQRT([.A$3]);[.C110]&lt;&gt;&quot;&quot;);IF(MOD([.A$3];[.B11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1">
            <text:p>111</text:p>
          </table:table-cell>
          <table:table-cell table:formula="of:=IF(AND([.B112]&lt;=SQRT([.A$3]);[.C111]&lt;&gt;&quot;&quot;);IF(MOD([.A$3];[.B11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2">
            <text:p>112</text:p>
          </table:table-cell>
          <table:table-cell table:formula="of:=IF(AND([.B113]&lt;=SQRT([.A$3]);[.C112]&lt;&gt;&quot;&quot;);IF(MOD([.A$3];[.B11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3">
            <text:p>113</text:p>
          </table:table-cell>
          <table:table-cell table:formula="of:=IF(AND([.B114]&lt;=SQRT([.A$3]);[.C113]&lt;&gt;&quot;&quot;);IF(MOD([.A$3];[.B11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4">
            <text:p>114</text:p>
          </table:table-cell>
          <table:table-cell table:formula="of:=IF(AND([.B115]&lt;=SQRT([.A$3]);[.C114]&lt;&gt;&quot;&quot;);IF(MOD([.A$3];[.B11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5">
            <text:p>115</text:p>
          </table:table-cell>
          <table:table-cell table:formula="of:=IF(AND([.B116]&lt;=SQRT([.A$3]);[.C115]&lt;&gt;&quot;&quot;);IF(MOD([.A$3];[.B11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6">
            <text:p>116</text:p>
          </table:table-cell>
          <table:table-cell table:formula="of:=IF(AND([.B117]&lt;=SQRT([.A$3]);[.C116]&lt;&gt;&quot;&quot;);IF(MOD([.A$3];[.B11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7">
            <text:p>117</text:p>
          </table:table-cell>
          <table:table-cell table:formula="of:=IF(AND([.B118]&lt;=SQRT([.A$3]);[.C117]&lt;&gt;&quot;&quot;);IF(MOD([.A$3];[.B11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8">
            <text:p>118</text:p>
          </table:table-cell>
          <table:table-cell table:formula="of:=IF(AND([.B119]&lt;=SQRT([.A$3]);[.C118]&lt;&gt;&quot;&quot;);IF(MOD([.A$3];[.B11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19">
            <text:p>119</text:p>
          </table:table-cell>
          <table:table-cell table:formula="of:=IF(AND([.B120]&lt;=SQRT([.A$3]);[.C119]&lt;&gt;&quot;&quot;);IF(MOD([.A$3];[.B12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0">
            <text:p>120</text:p>
          </table:table-cell>
          <table:table-cell table:formula="of:=IF(AND([.B121]&lt;=SQRT([.A$3]);[.C120]&lt;&gt;&quot;&quot;);IF(MOD([.A$3];[.B12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1">
            <text:p>121</text:p>
          </table:table-cell>
          <table:table-cell table:formula="of:=IF(AND([.B122]&lt;=SQRT([.A$3]);[.C121]&lt;&gt;&quot;&quot;);IF(MOD([.A$3];[.B12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2">
            <text:p>122</text:p>
          </table:table-cell>
          <table:table-cell table:formula="of:=IF(AND([.B123]&lt;=SQRT([.A$3]);[.C122]&lt;&gt;&quot;&quot;);IF(MOD([.A$3];[.B12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3">
            <text:p>123</text:p>
          </table:table-cell>
          <table:table-cell table:formula="of:=IF(AND([.B124]&lt;=SQRT([.A$3]);[.C123]&lt;&gt;&quot;&quot;);IF(MOD([.A$3];[.B12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4">
            <text:p>124</text:p>
          </table:table-cell>
          <table:table-cell table:formula="of:=IF(AND([.B125]&lt;=SQRT([.A$3]);[.C124]&lt;&gt;&quot;&quot;);IF(MOD([.A$3];[.B12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5">
            <text:p>125</text:p>
          </table:table-cell>
          <table:table-cell table:formula="of:=IF(AND([.B126]&lt;=SQRT([.A$3]);[.C125]&lt;&gt;&quot;&quot;);IF(MOD([.A$3];[.B12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6">
            <text:p>126</text:p>
          </table:table-cell>
          <table:table-cell table:formula="of:=IF(AND([.B127]&lt;=SQRT([.A$3]);[.C126]&lt;&gt;&quot;&quot;);IF(MOD([.A$3];[.B12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7">
            <text:p>127</text:p>
          </table:table-cell>
          <table:table-cell table:formula="of:=IF(AND([.B128]&lt;=SQRT([.A$3]);[.C127]&lt;&gt;&quot;&quot;);IF(MOD([.A$3];[.B12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8">
            <text:p>128</text:p>
          </table:table-cell>
          <table:table-cell table:formula="of:=IF(AND([.B129]&lt;=SQRT([.A$3]);[.C128]&lt;&gt;&quot;&quot;);IF(MOD([.A$3];[.B12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29">
            <text:p>129</text:p>
          </table:table-cell>
          <table:table-cell table:formula="of:=IF(AND([.B130]&lt;=SQRT([.A$3]);[.C129]&lt;&gt;&quot;&quot;);IF(MOD([.A$3];[.B13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0">
            <text:p>130</text:p>
          </table:table-cell>
          <table:table-cell table:formula="of:=IF(AND([.B131]&lt;=SQRT([.A$3]);[.C130]&lt;&gt;&quot;&quot;);IF(MOD([.A$3];[.B13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1">
            <text:p>131</text:p>
          </table:table-cell>
          <table:table-cell table:formula="of:=IF(AND([.B132]&lt;=SQRT([.A$3]);[.C131]&lt;&gt;&quot;&quot;);IF(MOD([.A$3];[.B13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2">
            <text:p>132</text:p>
          </table:table-cell>
          <table:table-cell table:formula="of:=IF(AND([.B133]&lt;=SQRT([.A$3]);[.C132]&lt;&gt;&quot;&quot;);IF(MOD([.A$3];[.B13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3">
            <text:p>133</text:p>
          </table:table-cell>
          <table:table-cell table:formula="of:=IF(AND([.B134]&lt;=SQRT([.A$3]);[.C133]&lt;&gt;&quot;&quot;);IF(MOD([.A$3];[.B13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4">
            <text:p>134</text:p>
          </table:table-cell>
          <table:table-cell table:formula="of:=IF(AND([.B135]&lt;=SQRT([.A$3]);[.C134]&lt;&gt;&quot;&quot;);IF(MOD([.A$3];[.B13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5">
            <text:p>135</text:p>
          </table:table-cell>
          <table:table-cell table:formula="of:=IF(AND([.B136]&lt;=SQRT([.A$3]);[.C135]&lt;&gt;&quot;&quot;);IF(MOD([.A$3];[.B13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6">
            <text:p>136</text:p>
          </table:table-cell>
          <table:table-cell table:formula="of:=IF(AND([.B137]&lt;=SQRT([.A$3]);[.C136]&lt;&gt;&quot;&quot;);IF(MOD([.A$3];[.B13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7">
            <text:p>137</text:p>
          </table:table-cell>
          <table:table-cell table:formula="of:=IF(AND([.B138]&lt;=SQRT([.A$3]);[.C137]&lt;&gt;&quot;&quot;);IF(MOD([.A$3];[.B13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8">
            <text:p>138</text:p>
          </table:table-cell>
          <table:table-cell table:formula="of:=IF(AND([.B139]&lt;=SQRT([.A$3]);[.C138]&lt;&gt;&quot;&quot;);IF(MOD([.A$3];[.B13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39">
            <text:p>139</text:p>
          </table:table-cell>
          <table:table-cell table:formula="of:=IF(AND([.B140]&lt;=SQRT([.A$3]);[.C139]&lt;&gt;&quot;&quot;);IF(MOD([.A$3];[.B14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0">
            <text:p>140</text:p>
          </table:table-cell>
          <table:table-cell table:formula="of:=IF(AND([.B141]&lt;=SQRT([.A$3]);[.C140]&lt;&gt;&quot;&quot;);IF(MOD([.A$3];[.B14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1">
            <text:p>141</text:p>
          </table:table-cell>
          <table:table-cell table:formula="of:=IF(AND([.B142]&lt;=SQRT([.A$3]);[.C141]&lt;&gt;&quot;&quot;);IF(MOD([.A$3];[.B14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2">
            <text:p>142</text:p>
          </table:table-cell>
          <table:table-cell table:formula="of:=IF(AND([.B143]&lt;=SQRT([.A$3]);[.C142]&lt;&gt;&quot;&quot;);IF(MOD([.A$3];[.B14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3">
            <text:p>143</text:p>
          </table:table-cell>
          <table:table-cell table:formula="of:=IF(AND([.B144]&lt;=SQRT([.A$3]);[.C143]&lt;&gt;&quot;&quot;);IF(MOD([.A$3];[.B14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4">
            <text:p>144</text:p>
          </table:table-cell>
          <table:table-cell table:formula="of:=IF(AND([.B145]&lt;=SQRT([.A$3]);[.C144]&lt;&gt;&quot;&quot;);IF(MOD([.A$3];[.B14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5">
            <text:p>145</text:p>
          </table:table-cell>
          <table:table-cell table:formula="of:=IF(AND([.B146]&lt;=SQRT([.A$3]);[.C145]&lt;&gt;&quot;&quot;);IF(MOD([.A$3];[.B14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6">
            <text:p>146</text:p>
          </table:table-cell>
          <table:table-cell table:formula="of:=IF(AND([.B147]&lt;=SQRT([.A$3]);[.C146]&lt;&gt;&quot;&quot;);IF(MOD([.A$3];[.B14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7">
            <text:p>147</text:p>
          </table:table-cell>
          <table:table-cell table:formula="of:=IF(AND([.B148]&lt;=SQRT([.A$3]);[.C147]&lt;&gt;&quot;&quot;);IF(MOD([.A$3];[.B14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8">
            <text:p>148</text:p>
          </table:table-cell>
          <table:table-cell table:formula="of:=IF(AND([.B149]&lt;=SQRT([.A$3]);[.C148]&lt;&gt;&quot;&quot;);IF(MOD([.A$3];[.B14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49">
            <text:p>149</text:p>
          </table:table-cell>
          <table:table-cell table:formula="of:=IF(AND([.B150]&lt;=SQRT([.A$3]);[.C149]&lt;&gt;&quot;&quot;);IF(MOD([.A$3];[.B15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0">
            <text:p>150</text:p>
          </table:table-cell>
          <table:table-cell table:formula="of:=IF(AND([.B151]&lt;=SQRT([.A$3]);[.C150]&lt;&gt;&quot;&quot;);IF(MOD([.A$3];[.B15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1">
            <text:p>151</text:p>
          </table:table-cell>
          <table:table-cell table:formula="of:=IF(AND([.B152]&lt;=SQRT([.A$3]);[.C151]&lt;&gt;&quot;&quot;);IF(MOD([.A$3];[.B15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2">
            <text:p>152</text:p>
          </table:table-cell>
          <table:table-cell table:formula="of:=IF(AND([.B153]&lt;=SQRT([.A$3]);[.C152]&lt;&gt;&quot;&quot;);IF(MOD([.A$3];[.B15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3">
            <text:p>153</text:p>
          </table:table-cell>
          <table:table-cell table:formula="of:=IF(AND([.B154]&lt;=SQRT([.A$3]);[.C153]&lt;&gt;&quot;&quot;);IF(MOD([.A$3];[.B15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4">
            <text:p>154</text:p>
          </table:table-cell>
          <table:table-cell table:formula="of:=IF(AND([.B155]&lt;=SQRT([.A$3]);[.C154]&lt;&gt;&quot;&quot;);IF(MOD([.A$3];[.B15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5">
            <text:p>155</text:p>
          </table:table-cell>
          <table:table-cell table:formula="of:=IF(AND([.B156]&lt;=SQRT([.A$3]);[.C155]&lt;&gt;&quot;&quot;);IF(MOD([.A$3];[.B15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6">
            <text:p>156</text:p>
          </table:table-cell>
          <table:table-cell table:formula="of:=IF(AND([.B157]&lt;=SQRT([.A$3]);[.C156]&lt;&gt;&quot;&quot;);IF(MOD([.A$3];[.B15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7">
            <text:p>157</text:p>
          </table:table-cell>
          <table:table-cell table:formula="of:=IF(AND([.B158]&lt;=SQRT([.A$3]);[.C157]&lt;&gt;&quot;&quot;);IF(MOD([.A$3];[.B15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8">
            <text:p>158</text:p>
          </table:table-cell>
          <table:table-cell table:formula="of:=IF(AND([.B159]&lt;=SQRT([.A$3]);[.C158]&lt;&gt;&quot;&quot;);IF(MOD([.A$3];[.B15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59">
            <text:p>159</text:p>
          </table:table-cell>
          <table:table-cell table:formula="of:=IF(AND([.B160]&lt;=SQRT([.A$3]);[.C159]&lt;&gt;&quot;&quot;);IF(MOD([.A$3];[.B16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0">
            <text:p>160</text:p>
          </table:table-cell>
          <table:table-cell table:formula="of:=IF(AND([.B161]&lt;=SQRT([.A$3]);[.C160]&lt;&gt;&quot;&quot;);IF(MOD([.A$3];[.B16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1">
            <text:p>161</text:p>
          </table:table-cell>
          <table:table-cell table:formula="of:=IF(AND([.B162]&lt;=SQRT([.A$3]);[.C161]&lt;&gt;&quot;&quot;);IF(MOD([.A$3];[.B16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2">
            <text:p>162</text:p>
          </table:table-cell>
          <table:table-cell table:formula="of:=IF(AND([.B163]&lt;=SQRT([.A$3]);[.C162]&lt;&gt;&quot;&quot;);IF(MOD([.A$3];[.B16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3">
            <text:p>163</text:p>
          </table:table-cell>
          <table:table-cell table:formula="of:=IF(AND([.B164]&lt;=SQRT([.A$3]);[.C163]&lt;&gt;&quot;&quot;);IF(MOD([.A$3];[.B16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4">
            <text:p>164</text:p>
          </table:table-cell>
          <table:table-cell table:formula="of:=IF(AND([.B165]&lt;=SQRT([.A$3]);[.C164]&lt;&gt;&quot;&quot;);IF(MOD([.A$3];[.B16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5">
            <text:p>165</text:p>
          </table:table-cell>
          <table:table-cell table:formula="of:=IF(AND([.B166]&lt;=SQRT([.A$3]);[.C165]&lt;&gt;&quot;&quot;);IF(MOD([.A$3];[.B16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6">
            <text:p>166</text:p>
          </table:table-cell>
          <table:table-cell table:formula="of:=IF(AND([.B167]&lt;=SQRT([.A$3]);[.C166]&lt;&gt;&quot;&quot;);IF(MOD([.A$3];[.B16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7">
            <text:p>167</text:p>
          </table:table-cell>
          <table:table-cell table:formula="of:=IF(AND([.B168]&lt;=SQRT([.A$3]);[.C167]&lt;&gt;&quot;&quot;);IF(MOD([.A$3];[.B16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8">
            <text:p>168</text:p>
          </table:table-cell>
          <table:table-cell table:formula="of:=IF(AND([.B169]&lt;=SQRT([.A$3]);[.C168]&lt;&gt;&quot;&quot;);IF(MOD([.A$3];[.B16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69">
            <text:p>169</text:p>
          </table:table-cell>
          <table:table-cell table:formula="of:=IF(AND([.B170]&lt;=SQRT([.A$3]);[.C169]&lt;&gt;&quot;&quot;);IF(MOD([.A$3];[.B17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0">
            <text:p>170</text:p>
          </table:table-cell>
          <table:table-cell table:formula="of:=IF(AND([.B171]&lt;=SQRT([.A$3]);[.C170]&lt;&gt;&quot;&quot;);IF(MOD([.A$3];[.B17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1">
            <text:p>171</text:p>
          </table:table-cell>
          <table:table-cell table:formula="of:=IF(AND([.B172]&lt;=SQRT([.A$3]);[.C171]&lt;&gt;&quot;&quot;);IF(MOD([.A$3];[.B17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2">
            <text:p>172</text:p>
          </table:table-cell>
          <table:table-cell table:formula="of:=IF(AND([.B173]&lt;=SQRT([.A$3]);[.C172]&lt;&gt;&quot;&quot;);IF(MOD([.A$3];[.B17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3">
            <text:p>173</text:p>
          </table:table-cell>
          <table:table-cell table:formula="of:=IF(AND([.B174]&lt;=SQRT([.A$3]);[.C173]&lt;&gt;&quot;&quot;);IF(MOD([.A$3];[.B17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4">
            <text:p>174</text:p>
          </table:table-cell>
          <table:table-cell table:formula="of:=IF(AND([.B175]&lt;=SQRT([.A$3]);[.C174]&lt;&gt;&quot;&quot;);IF(MOD([.A$3];[.B17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5">
            <text:p>175</text:p>
          </table:table-cell>
          <table:table-cell table:formula="of:=IF(AND([.B176]&lt;=SQRT([.A$3]);[.C175]&lt;&gt;&quot;&quot;);IF(MOD([.A$3];[.B17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6">
            <text:p>176</text:p>
          </table:table-cell>
          <table:table-cell table:formula="of:=IF(AND([.B177]&lt;=SQRT([.A$3]);[.C176]&lt;&gt;&quot;&quot;);IF(MOD([.A$3];[.B17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7">
            <text:p>177</text:p>
          </table:table-cell>
          <table:table-cell table:formula="of:=IF(AND([.B178]&lt;=SQRT([.A$3]);[.C177]&lt;&gt;&quot;&quot;);IF(MOD([.A$3];[.B17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8">
            <text:p>178</text:p>
          </table:table-cell>
          <table:table-cell table:formula="of:=IF(AND([.B179]&lt;=SQRT([.A$3]);[.C178]&lt;&gt;&quot;&quot;);IF(MOD([.A$3];[.B17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79">
            <text:p>179</text:p>
          </table:table-cell>
          <table:table-cell table:formula="of:=IF(AND([.B180]&lt;=SQRT([.A$3]);[.C179]&lt;&gt;&quot;&quot;);IF(MOD([.A$3];[.B18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0">
            <text:p>180</text:p>
          </table:table-cell>
          <table:table-cell table:formula="of:=IF(AND([.B181]&lt;=SQRT([.A$3]);[.C180]&lt;&gt;&quot;&quot;);IF(MOD([.A$3];[.B18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1">
            <text:p>181</text:p>
          </table:table-cell>
          <table:table-cell table:formula="of:=IF(AND([.B182]&lt;=SQRT([.A$3]);[.C181]&lt;&gt;&quot;&quot;);IF(MOD([.A$3];[.B18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2">
            <text:p>182</text:p>
          </table:table-cell>
          <table:table-cell table:formula="of:=IF(AND([.B183]&lt;=SQRT([.A$3]);[.C182]&lt;&gt;&quot;&quot;);IF(MOD([.A$3];[.B18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3">
            <text:p>183</text:p>
          </table:table-cell>
          <table:table-cell table:formula="of:=IF(AND([.B184]&lt;=SQRT([.A$3]);[.C183]&lt;&gt;&quot;&quot;);IF(MOD([.A$3];[.B18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4">
            <text:p>184</text:p>
          </table:table-cell>
          <table:table-cell table:formula="of:=IF(AND([.B185]&lt;=SQRT([.A$3]);[.C184]&lt;&gt;&quot;&quot;);IF(MOD([.A$3];[.B18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5">
            <text:p>185</text:p>
          </table:table-cell>
          <table:table-cell table:formula="of:=IF(AND([.B186]&lt;=SQRT([.A$3]);[.C185]&lt;&gt;&quot;&quot;);IF(MOD([.A$3];[.B18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6">
            <text:p>186</text:p>
          </table:table-cell>
          <table:table-cell table:formula="of:=IF(AND([.B187]&lt;=SQRT([.A$3]);[.C186]&lt;&gt;&quot;&quot;);IF(MOD([.A$3];[.B18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7">
            <text:p>187</text:p>
          </table:table-cell>
          <table:table-cell table:formula="of:=IF(AND([.B188]&lt;=SQRT([.A$3]);[.C187]&lt;&gt;&quot;&quot;);IF(MOD([.A$3];[.B18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8">
            <text:p>188</text:p>
          </table:table-cell>
          <table:table-cell table:formula="of:=IF(AND([.B189]&lt;=SQRT([.A$3]);[.C188]&lt;&gt;&quot;&quot;);IF(MOD([.A$3];[.B18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89">
            <text:p>189</text:p>
          </table:table-cell>
          <table:table-cell table:formula="of:=IF(AND([.B190]&lt;=SQRT([.A$3]);[.C189]&lt;&gt;&quot;&quot;);IF(MOD([.A$3];[.B19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0">
            <text:p>190</text:p>
          </table:table-cell>
          <table:table-cell table:formula="of:=IF(AND([.B191]&lt;=SQRT([.A$3]);[.C190]&lt;&gt;&quot;&quot;);IF(MOD([.A$3];[.B19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1">
            <text:p>191</text:p>
          </table:table-cell>
          <table:table-cell table:formula="of:=IF(AND([.B192]&lt;=SQRT([.A$3]);[.C191]&lt;&gt;&quot;&quot;);IF(MOD([.A$3];[.B19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2">
            <text:p>192</text:p>
          </table:table-cell>
          <table:table-cell table:formula="of:=IF(AND([.B193]&lt;=SQRT([.A$3]);[.C192]&lt;&gt;&quot;&quot;);IF(MOD([.A$3];[.B19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3">
            <text:p>193</text:p>
          </table:table-cell>
          <table:table-cell table:formula="of:=IF(AND([.B194]&lt;=SQRT([.A$3]);[.C193]&lt;&gt;&quot;&quot;);IF(MOD([.A$3];[.B19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4">
            <text:p>194</text:p>
          </table:table-cell>
          <table:table-cell table:formula="of:=IF(AND([.B195]&lt;=SQRT([.A$3]);[.C194]&lt;&gt;&quot;&quot;);IF(MOD([.A$3];[.B19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5">
            <text:p>195</text:p>
          </table:table-cell>
          <table:table-cell table:formula="of:=IF(AND([.B196]&lt;=SQRT([.A$3]);[.C195]&lt;&gt;&quot;&quot;);IF(MOD([.A$3];[.B19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6">
            <text:p>196</text:p>
          </table:table-cell>
          <table:table-cell table:formula="of:=IF(AND([.B197]&lt;=SQRT([.A$3]);[.C196]&lt;&gt;&quot;&quot;);IF(MOD([.A$3];[.B19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7">
            <text:p>197</text:p>
          </table:table-cell>
          <table:table-cell table:formula="of:=IF(AND([.B198]&lt;=SQRT([.A$3]);[.C197]&lt;&gt;&quot;&quot;);IF(MOD([.A$3];[.B19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8">
            <text:p>198</text:p>
          </table:table-cell>
          <table:table-cell table:formula="of:=IF(AND([.B199]&lt;=SQRT([.A$3]);[.C198]&lt;&gt;&quot;&quot;);IF(MOD([.A$3];[.B19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199">
            <text:p>199</text:p>
          </table:table-cell>
          <table:table-cell table:formula="of:=IF(AND([.B200]&lt;=SQRT([.A$3]);[.C199]&lt;&gt;&quot;&quot;);IF(MOD([.A$3];[.B20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0">
            <text:p>200</text:p>
          </table:table-cell>
          <table:table-cell table:formula="of:=IF(AND([.B201]&lt;=SQRT([.A$3]);[.C200]&lt;&gt;&quot;&quot;);IF(MOD([.A$3];[.B20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1">
            <text:p>201</text:p>
          </table:table-cell>
          <table:table-cell table:formula="of:=IF(AND([.B202]&lt;=SQRT([.A$3]);[.C201]&lt;&gt;&quot;&quot;);IF(MOD([.A$3];[.B20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2">
            <text:p>202</text:p>
          </table:table-cell>
          <table:table-cell table:formula="of:=IF(AND([.B203]&lt;=SQRT([.A$3]);[.C202]&lt;&gt;&quot;&quot;);IF(MOD([.A$3];[.B20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3">
            <text:p>203</text:p>
          </table:table-cell>
          <table:table-cell table:formula="of:=IF(AND([.B204]&lt;=SQRT([.A$3]);[.C203]&lt;&gt;&quot;&quot;);IF(MOD([.A$3];[.B20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4">
            <text:p>204</text:p>
          </table:table-cell>
          <table:table-cell table:formula="of:=IF(AND([.B205]&lt;=SQRT([.A$3]);[.C204]&lt;&gt;&quot;&quot;);IF(MOD([.A$3];[.B20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5">
            <text:p>205</text:p>
          </table:table-cell>
          <table:table-cell table:formula="of:=IF(AND([.B206]&lt;=SQRT([.A$3]);[.C205]&lt;&gt;&quot;&quot;);IF(MOD([.A$3];[.B20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6">
            <text:p>206</text:p>
          </table:table-cell>
          <table:table-cell table:formula="of:=IF(AND([.B207]&lt;=SQRT([.A$3]);[.C206]&lt;&gt;&quot;&quot;);IF(MOD([.A$3];[.B20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7">
            <text:p>207</text:p>
          </table:table-cell>
          <table:table-cell table:formula="of:=IF(AND([.B208]&lt;=SQRT([.A$3]);[.C207]&lt;&gt;&quot;&quot;);IF(MOD([.A$3];[.B20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8">
            <text:p>208</text:p>
          </table:table-cell>
          <table:table-cell table:formula="of:=IF(AND([.B209]&lt;=SQRT([.A$3]);[.C208]&lt;&gt;&quot;&quot;);IF(MOD([.A$3];[.B20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09">
            <text:p>209</text:p>
          </table:table-cell>
          <table:table-cell table:formula="of:=IF(AND([.B210]&lt;=SQRT([.A$3]);[.C209]&lt;&gt;&quot;&quot;);IF(MOD([.A$3];[.B21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0">
            <text:p>210</text:p>
          </table:table-cell>
          <table:table-cell table:formula="of:=IF(AND([.B211]&lt;=SQRT([.A$3]);[.C210]&lt;&gt;&quot;&quot;);IF(MOD([.A$3];[.B21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1">
            <text:p>211</text:p>
          </table:table-cell>
          <table:table-cell table:formula="of:=IF(AND([.B212]&lt;=SQRT([.A$3]);[.C211]&lt;&gt;&quot;&quot;);IF(MOD([.A$3];[.B21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2">
            <text:p>212</text:p>
          </table:table-cell>
          <table:table-cell table:formula="of:=IF(AND([.B213]&lt;=SQRT([.A$3]);[.C212]&lt;&gt;&quot;&quot;);IF(MOD([.A$3];[.B21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3">
            <text:p>213</text:p>
          </table:table-cell>
          <table:table-cell table:formula="of:=IF(AND([.B214]&lt;=SQRT([.A$3]);[.C213]&lt;&gt;&quot;&quot;);IF(MOD([.A$3];[.B21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4">
            <text:p>214</text:p>
          </table:table-cell>
          <table:table-cell table:formula="of:=IF(AND([.B215]&lt;=SQRT([.A$3]);[.C214]&lt;&gt;&quot;&quot;);IF(MOD([.A$3];[.B21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5">
            <text:p>215</text:p>
          </table:table-cell>
          <table:table-cell table:formula="of:=IF(AND([.B216]&lt;=SQRT([.A$3]);[.C215]&lt;&gt;&quot;&quot;);IF(MOD([.A$3];[.B21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6">
            <text:p>216</text:p>
          </table:table-cell>
          <table:table-cell table:formula="of:=IF(AND([.B217]&lt;=SQRT([.A$3]);[.C216]&lt;&gt;&quot;&quot;);IF(MOD([.A$3];[.B21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7">
            <text:p>217</text:p>
          </table:table-cell>
          <table:table-cell table:formula="of:=IF(AND([.B218]&lt;=SQRT([.A$3]);[.C217]&lt;&gt;&quot;&quot;);IF(MOD([.A$3];[.B21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8">
            <text:p>218</text:p>
          </table:table-cell>
          <table:table-cell table:formula="of:=IF(AND([.B219]&lt;=SQRT([.A$3]);[.C218]&lt;&gt;&quot;&quot;);IF(MOD([.A$3];[.B21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19">
            <text:p>219</text:p>
          </table:table-cell>
          <table:table-cell table:formula="of:=IF(AND([.B220]&lt;=SQRT([.A$3]);[.C219]&lt;&gt;&quot;&quot;);IF(MOD([.A$3];[.B22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0">
            <text:p>220</text:p>
          </table:table-cell>
          <table:table-cell table:formula="of:=IF(AND([.B221]&lt;=SQRT([.A$3]);[.C220]&lt;&gt;&quot;&quot;);IF(MOD([.A$3];[.B22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1">
            <text:p>221</text:p>
          </table:table-cell>
          <table:table-cell table:formula="of:=IF(AND([.B222]&lt;=SQRT([.A$3]);[.C221]&lt;&gt;&quot;&quot;);IF(MOD([.A$3];[.B22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2">
            <text:p>222</text:p>
          </table:table-cell>
          <table:table-cell table:formula="of:=IF(AND([.B223]&lt;=SQRT([.A$3]);[.C222]&lt;&gt;&quot;&quot;);IF(MOD([.A$3];[.B22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3">
            <text:p>223</text:p>
          </table:table-cell>
          <table:table-cell table:formula="of:=IF(AND([.B224]&lt;=SQRT([.A$3]);[.C223]&lt;&gt;&quot;&quot;);IF(MOD([.A$3];[.B22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4">
            <text:p>224</text:p>
          </table:table-cell>
          <table:table-cell table:formula="of:=IF(AND([.B225]&lt;=SQRT([.A$3]);[.C224]&lt;&gt;&quot;&quot;);IF(MOD([.A$3];[.B22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5">
            <text:p>225</text:p>
          </table:table-cell>
          <table:table-cell table:formula="of:=IF(AND([.B226]&lt;=SQRT([.A$3]);[.C225]&lt;&gt;&quot;&quot;);IF(MOD([.A$3];[.B22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6">
            <text:p>226</text:p>
          </table:table-cell>
          <table:table-cell table:formula="of:=IF(AND([.B227]&lt;=SQRT([.A$3]);[.C226]&lt;&gt;&quot;&quot;);IF(MOD([.A$3];[.B22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7">
            <text:p>227</text:p>
          </table:table-cell>
          <table:table-cell table:formula="of:=IF(AND([.B228]&lt;=SQRT([.A$3]);[.C227]&lt;&gt;&quot;&quot;);IF(MOD([.A$3];[.B22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8">
            <text:p>228</text:p>
          </table:table-cell>
          <table:table-cell table:formula="of:=IF(AND([.B229]&lt;=SQRT([.A$3]);[.C228]&lt;&gt;&quot;&quot;);IF(MOD([.A$3];[.B22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29">
            <text:p>229</text:p>
          </table:table-cell>
          <table:table-cell table:formula="of:=IF(AND([.B230]&lt;=SQRT([.A$3]);[.C229]&lt;&gt;&quot;&quot;);IF(MOD([.A$3];[.B23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0">
            <text:p>230</text:p>
          </table:table-cell>
          <table:table-cell table:formula="of:=IF(AND([.B231]&lt;=SQRT([.A$3]);[.C230]&lt;&gt;&quot;&quot;);IF(MOD([.A$3];[.B23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1">
            <text:p>231</text:p>
          </table:table-cell>
          <table:table-cell table:formula="of:=IF(AND([.B232]&lt;=SQRT([.A$3]);[.C231]&lt;&gt;&quot;&quot;);IF(MOD([.A$3];[.B23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2">
            <text:p>232</text:p>
          </table:table-cell>
          <table:table-cell table:formula="of:=IF(AND([.B233]&lt;=SQRT([.A$3]);[.C232]&lt;&gt;&quot;&quot;);IF(MOD([.A$3];[.B23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3">
            <text:p>233</text:p>
          </table:table-cell>
          <table:table-cell table:formula="of:=IF(AND([.B234]&lt;=SQRT([.A$3]);[.C233]&lt;&gt;&quot;&quot;);IF(MOD([.A$3];[.B23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4">
            <text:p>234</text:p>
          </table:table-cell>
          <table:table-cell table:formula="of:=IF(AND([.B235]&lt;=SQRT([.A$3]);[.C234]&lt;&gt;&quot;&quot;);IF(MOD([.A$3];[.B23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5">
            <text:p>235</text:p>
          </table:table-cell>
          <table:table-cell table:formula="of:=IF(AND([.B236]&lt;=SQRT([.A$3]);[.C235]&lt;&gt;&quot;&quot;);IF(MOD([.A$3];[.B23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6">
            <text:p>236</text:p>
          </table:table-cell>
          <table:table-cell table:formula="of:=IF(AND([.B237]&lt;=SQRT([.A$3]);[.C236]&lt;&gt;&quot;&quot;);IF(MOD([.A$3];[.B23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7">
            <text:p>237</text:p>
          </table:table-cell>
          <table:table-cell table:formula="of:=IF(AND([.B238]&lt;=SQRT([.A$3]);[.C237]&lt;&gt;&quot;&quot;);IF(MOD([.A$3];[.B23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8">
            <text:p>238</text:p>
          </table:table-cell>
          <table:table-cell table:formula="of:=IF(AND([.B239]&lt;=SQRT([.A$3]);[.C238]&lt;&gt;&quot;&quot;);IF(MOD([.A$3];[.B23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39">
            <text:p>239</text:p>
          </table:table-cell>
          <table:table-cell table:formula="of:=IF(AND([.B240]&lt;=SQRT([.A$3]);[.C239]&lt;&gt;&quot;&quot;);IF(MOD([.A$3];[.B24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0">
            <text:p>240</text:p>
          </table:table-cell>
          <table:table-cell table:formula="of:=IF(AND([.B241]&lt;=SQRT([.A$3]);[.C240]&lt;&gt;&quot;&quot;);IF(MOD([.A$3];[.B24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1">
            <text:p>241</text:p>
          </table:table-cell>
          <table:table-cell table:formula="of:=IF(AND([.B242]&lt;=SQRT([.A$3]);[.C241]&lt;&gt;&quot;&quot;);IF(MOD([.A$3];[.B24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2">
            <text:p>242</text:p>
          </table:table-cell>
          <table:table-cell table:formula="of:=IF(AND([.B243]&lt;=SQRT([.A$3]);[.C242]&lt;&gt;&quot;&quot;);IF(MOD([.A$3];[.B24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3">
            <text:p>243</text:p>
          </table:table-cell>
          <table:table-cell table:formula="of:=IF(AND([.B244]&lt;=SQRT([.A$3]);[.C243]&lt;&gt;&quot;&quot;);IF(MOD([.A$3];[.B24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4">
            <text:p>244</text:p>
          </table:table-cell>
          <table:table-cell table:formula="of:=IF(AND([.B245]&lt;=SQRT([.A$3]);[.C244]&lt;&gt;&quot;&quot;);IF(MOD([.A$3];[.B24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5">
            <text:p>245</text:p>
          </table:table-cell>
          <table:table-cell table:formula="of:=IF(AND([.B246]&lt;=SQRT([.A$3]);[.C245]&lt;&gt;&quot;&quot;);IF(MOD([.A$3];[.B24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6">
            <text:p>246</text:p>
          </table:table-cell>
          <table:table-cell table:formula="of:=IF(AND([.B247]&lt;=SQRT([.A$3]);[.C246]&lt;&gt;&quot;&quot;);IF(MOD([.A$3];[.B24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7">
            <text:p>247</text:p>
          </table:table-cell>
          <table:table-cell table:formula="of:=IF(AND([.B248]&lt;=SQRT([.A$3]);[.C247]&lt;&gt;&quot;&quot;);IF(MOD([.A$3];[.B24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8">
            <text:p>248</text:p>
          </table:table-cell>
          <table:table-cell table:formula="of:=IF(AND([.B249]&lt;=SQRT([.A$3]);[.C248]&lt;&gt;&quot;&quot;);IF(MOD([.A$3];[.B24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49">
            <text:p>249</text:p>
          </table:table-cell>
          <table:table-cell table:formula="of:=IF(AND([.B250]&lt;=SQRT([.A$3]);[.C249]&lt;&gt;&quot;&quot;);IF(MOD([.A$3];[.B25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0">
            <text:p>250</text:p>
          </table:table-cell>
          <table:table-cell table:formula="of:=IF(AND([.B251]&lt;=SQRT([.A$3]);[.C250]&lt;&gt;&quot;&quot;);IF(MOD([.A$3];[.B25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1">
            <text:p>251</text:p>
          </table:table-cell>
          <table:table-cell table:formula="of:=IF(AND([.B252]&lt;=SQRT([.A$3]);[.C251]&lt;&gt;&quot;&quot;);IF(MOD([.A$3];[.B25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2">
            <text:p>252</text:p>
          </table:table-cell>
          <table:table-cell table:formula="of:=IF(AND([.B253]&lt;=SQRT([.A$3]);[.C252]&lt;&gt;&quot;&quot;);IF(MOD([.A$3];[.B25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3">
            <text:p>253</text:p>
          </table:table-cell>
          <table:table-cell table:formula="of:=IF(AND([.B254]&lt;=SQRT([.A$3]);[.C253]&lt;&gt;&quot;&quot;);IF(MOD([.A$3];[.B25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4">
            <text:p>254</text:p>
          </table:table-cell>
          <table:table-cell table:formula="of:=IF(AND([.B255]&lt;=SQRT([.A$3]);[.C254]&lt;&gt;&quot;&quot;);IF(MOD([.A$3];[.B25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5">
            <text:p>255</text:p>
          </table:table-cell>
          <table:table-cell table:formula="of:=IF(AND([.B256]&lt;=SQRT([.A$3]);[.C255]&lt;&gt;&quot;&quot;);IF(MOD([.A$3];[.B25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6">
            <text:p>256</text:p>
          </table:table-cell>
          <table:table-cell table:formula="of:=IF(AND([.B257]&lt;=SQRT([.A$3]);[.C256]&lt;&gt;&quot;&quot;);IF(MOD([.A$3];[.B25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7">
            <text:p>257</text:p>
          </table:table-cell>
          <table:table-cell table:formula="of:=IF(AND([.B258]&lt;=SQRT([.A$3]);[.C257]&lt;&gt;&quot;&quot;);IF(MOD([.A$3];[.B25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8">
            <text:p>258</text:p>
          </table:table-cell>
          <table:table-cell table:formula="of:=IF(AND([.B259]&lt;=SQRT([.A$3]);[.C258]&lt;&gt;&quot;&quot;);IF(MOD([.A$3];[.B25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59">
            <text:p>259</text:p>
          </table:table-cell>
          <table:table-cell table:formula="of:=IF(AND([.B260]&lt;=SQRT([.A$3]);[.C259]&lt;&gt;&quot;&quot;);IF(MOD([.A$3];[.B26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0">
            <text:p>260</text:p>
          </table:table-cell>
          <table:table-cell table:formula="of:=IF(AND([.B261]&lt;=SQRT([.A$3]);[.C260]&lt;&gt;&quot;&quot;);IF(MOD([.A$3];[.B26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1">
            <text:p>261</text:p>
          </table:table-cell>
          <table:table-cell table:formula="of:=IF(AND([.B262]&lt;=SQRT([.A$3]);[.C261]&lt;&gt;&quot;&quot;);IF(MOD([.A$3];[.B26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2">
            <text:p>262</text:p>
          </table:table-cell>
          <table:table-cell table:formula="of:=IF(AND([.B263]&lt;=SQRT([.A$3]);[.C262]&lt;&gt;&quot;&quot;);IF(MOD([.A$3];[.B26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3">
            <text:p>263</text:p>
          </table:table-cell>
          <table:table-cell table:formula="of:=IF(AND([.B264]&lt;=SQRT([.A$3]);[.C263]&lt;&gt;&quot;&quot;);IF(MOD([.A$3];[.B26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4">
            <text:p>264</text:p>
          </table:table-cell>
          <table:table-cell table:formula="of:=IF(AND([.B265]&lt;=SQRT([.A$3]);[.C264]&lt;&gt;&quot;&quot;);IF(MOD([.A$3];[.B26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5">
            <text:p>265</text:p>
          </table:table-cell>
          <table:table-cell table:formula="of:=IF(AND([.B266]&lt;=SQRT([.A$3]);[.C265]&lt;&gt;&quot;&quot;);IF(MOD([.A$3];[.B26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6">
            <text:p>266</text:p>
          </table:table-cell>
          <table:table-cell table:formula="of:=IF(AND([.B267]&lt;=SQRT([.A$3]);[.C266]&lt;&gt;&quot;&quot;);IF(MOD([.A$3];[.B26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7">
            <text:p>267</text:p>
          </table:table-cell>
          <table:table-cell table:formula="of:=IF(AND([.B268]&lt;=SQRT([.A$3]);[.C267]&lt;&gt;&quot;&quot;);IF(MOD([.A$3];[.B26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8">
            <text:p>268</text:p>
          </table:table-cell>
          <table:table-cell table:formula="of:=IF(AND([.B269]&lt;=SQRT([.A$3]);[.C268]&lt;&gt;&quot;&quot;);IF(MOD([.A$3];[.B26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69">
            <text:p>269</text:p>
          </table:table-cell>
          <table:table-cell table:formula="of:=IF(AND([.B270]&lt;=SQRT([.A$3]);[.C269]&lt;&gt;&quot;&quot;);IF(MOD([.A$3];[.B27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0">
            <text:p>270</text:p>
          </table:table-cell>
          <table:table-cell table:formula="of:=IF(AND([.B271]&lt;=SQRT([.A$3]);[.C270]&lt;&gt;&quot;&quot;);IF(MOD([.A$3];[.B27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1">
            <text:p>271</text:p>
          </table:table-cell>
          <table:table-cell table:formula="of:=IF(AND([.B272]&lt;=SQRT([.A$3]);[.C271]&lt;&gt;&quot;&quot;);IF(MOD([.A$3];[.B27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2">
            <text:p>272</text:p>
          </table:table-cell>
          <table:table-cell table:formula="of:=IF(AND([.B273]&lt;=SQRT([.A$3]);[.C272]&lt;&gt;&quot;&quot;);IF(MOD([.A$3];[.B27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3">
            <text:p>273</text:p>
          </table:table-cell>
          <table:table-cell table:formula="of:=IF(AND([.B274]&lt;=SQRT([.A$3]);[.C273]&lt;&gt;&quot;&quot;);IF(MOD([.A$3];[.B27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4">
            <text:p>274</text:p>
          </table:table-cell>
          <table:table-cell table:formula="of:=IF(AND([.B275]&lt;=SQRT([.A$3]);[.C274]&lt;&gt;&quot;&quot;);IF(MOD([.A$3];[.B27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5">
            <text:p>275</text:p>
          </table:table-cell>
          <table:table-cell table:formula="of:=IF(AND([.B276]&lt;=SQRT([.A$3]);[.C275]&lt;&gt;&quot;&quot;);IF(MOD([.A$3];[.B27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6">
            <text:p>276</text:p>
          </table:table-cell>
          <table:table-cell table:formula="of:=IF(AND([.B277]&lt;=SQRT([.A$3]);[.C276]&lt;&gt;&quot;&quot;);IF(MOD([.A$3];[.B27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7">
            <text:p>277</text:p>
          </table:table-cell>
          <table:table-cell table:formula="of:=IF(AND([.B278]&lt;=SQRT([.A$3]);[.C277]&lt;&gt;&quot;&quot;);IF(MOD([.A$3];[.B27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8">
            <text:p>278</text:p>
          </table:table-cell>
          <table:table-cell table:formula="of:=IF(AND([.B279]&lt;=SQRT([.A$3]);[.C278]&lt;&gt;&quot;&quot;);IF(MOD([.A$3];[.B27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79">
            <text:p>279</text:p>
          </table:table-cell>
          <table:table-cell table:formula="of:=IF(AND([.B280]&lt;=SQRT([.A$3]);[.C279]&lt;&gt;&quot;&quot;);IF(MOD([.A$3];[.B28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0">
            <text:p>280</text:p>
          </table:table-cell>
          <table:table-cell table:formula="of:=IF(AND([.B281]&lt;=SQRT([.A$3]);[.C280]&lt;&gt;&quot;&quot;);IF(MOD([.A$3];[.B28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1">
            <text:p>281</text:p>
          </table:table-cell>
          <table:table-cell table:formula="of:=IF(AND([.B282]&lt;=SQRT([.A$3]);[.C281]&lt;&gt;&quot;&quot;);IF(MOD([.A$3];[.B28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2">
            <text:p>282</text:p>
          </table:table-cell>
          <table:table-cell table:formula="of:=IF(AND([.B283]&lt;=SQRT([.A$3]);[.C282]&lt;&gt;&quot;&quot;);IF(MOD([.A$3];[.B28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3">
            <text:p>283</text:p>
          </table:table-cell>
          <table:table-cell table:formula="of:=IF(AND([.B284]&lt;=SQRT([.A$3]);[.C283]&lt;&gt;&quot;&quot;);IF(MOD([.A$3];[.B28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4">
            <text:p>284</text:p>
          </table:table-cell>
          <table:table-cell table:formula="of:=IF(AND([.B285]&lt;=SQRT([.A$3]);[.C284]&lt;&gt;&quot;&quot;);IF(MOD([.A$3];[.B28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5">
            <text:p>285</text:p>
          </table:table-cell>
          <table:table-cell table:formula="of:=IF(AND([.B286]&lt;=SQRT([.A$3]);[.C285]&lt;&gt;&quot;&quot;);IF(MOD([.A$3];[.B28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6">
            <text:p>286</text:p>
          </table:table-cell>
          <table:table-cell table:formula="of:=IF(AND([.B287]&lt;=SQRT([.A$3]);[.C286]&lt;&gt;&quot;&quot;);IF(MOD([.A$3];[.B28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7">
            <text:p>287</text:p>
          </table:table-cell>
          <table:table-cell table:formula="of:=IF(AND([.B288]&lt;=SQRT([.A$3]);[.C287]&lt;&gt;&quot;&quot;);IF(MOD([.A$3];[.B28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8">
            <text:p>288</text:p>
          </table:table-cell>
          <table:table-cell table:formula="of:=IF(AND([.B289]&lt;=SQRT([.A$3]);[.C288]&lt;&gt;&quot;&quot;);IF(MOD([.A$3];[.B28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89">
            <text:p>289</text:p>
          </table:table-cell>
          <table:table-cell table:formula="of:=IF(AND([.B290]&lt;=SQRT([.A$3]);[.C289]&lt;&gt;&quot;&quot;);IF(MOD([.A$3];[.B29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0">
            <text:p>290</text:p>
          </table:table-cell>
          <table:table-cell table:formula="of:=IF(AND([.B291]&lt;=SQRT([.A$3]);[.C290]&lt;&gt;&quot;&quot;);IF(MOD([.A$3];[.B29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1">
            <text:p>291</text:p>
          </table:table-cell>
          <table:table-cell table:formula="of:=IF(AND([.B292]&lt;=SQRT([.A$3]);[.C291]&lt;&gt;&quot;&quot;);IF(MOD([.A$3];[.B29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2">
            <text:p>292</text:p>
          </table:table-cell>
          <table:table-cell table:formula="of:=IF(AND([.B293]&lt;=SQRT([.A$3]);[.C292]&lt;&gt;&quot;&quot;);IF(MOD([.A$3];[.B29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3">
            <text:p>293</text:p>
          </table:table-cell>
          <table:table-cell table:formula="of:=IF(AND([.B294]&lt;=SQRT([.A$3]);[.C293]&lt;&gt;&quot;&quot;);IF(MOD([.A$3];[.B29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4">
            <text:p>294</text:p>
          </table:table-cell>
          <table:table-cell table:formula="of:=IF(AND([.B295]&lt;=SQRT([.A$3]);[.C294]&lt;&gt;&quot;&quot;);IF(MOD([.A$3];[.B29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5">
            <text:p>295</text:p>
          </table:table-cell>
          <table:table-cell table:formula="of:=IF(AND([.B296]&lt;=SQRT([.A$3]);[.C295]&lt;&gt;&quot;&quot;);IF(MOD([.A$3];[.B29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6">
            <text:p>296</text:p>
          </table:table-cell>
          <table:table-cell table:formula="of:=IF(AND([.B297]&lt;=SQRT([.A$3]);[.C296]&lt;&gt;&quot;&quot;);IF(MOD([.A$3];[.B29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7">
            <text:p>297</text:p>
          </table:table-cell>
          <table:table-cell table:formula="of:=IF(AND([.B298]&lt;=SQRT([.A$3]);[.C297]&lt;&gt;&quot;&quot;);IF(MOD([.A$3];[.B29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8">
            <text:p>298</text:p>
          </table:table-cell>
          <table:table-cell table:formula="of:=IF(AND([.B299]&lt;=SQRT([.A$3]);[.C298]&lt;&gt;&quot;&quot;);IF(MOD([.A$3];[.B29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299">
            <text:p>299</text:p>
          </table:table-cell>
          <table:table-cell table:formula="of:=IF(AND([.B300]&lt;=SQRT([.A$3]);[.C299]&lt;&gt;&quot;&quot;);IF(MOD([.A$3];[.B30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0">
            <text:p>300</text:p>
          </table:table-cell>
          <table:table-cell table:formula="of:=IF(AND([.B301]&lt;=SQRT([.A$3]);[.C300]&lt;&gt;&quot;&quot;);IF(MOD([.A$3];[.B30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1">
            <text:p>301</text:p>
          </table:table-cell>
          <table:table-cell table:formula="of:=IF(AND([.B302]&lt;=SQRT([.A$3]);[.C301]&lt;&gt;&quot;&quot;);IF(MOD([.A$3];[.B30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2">
            <text:p>302</text:p>
          </table:table-cell>
          <table:table-cell table:formula="of:=IF(AND([.B303]&lt;=SQRT([.A$3]);[.C302]&lt;&gt;&quot;&quot;);IF(MOD([.A$3];[.B30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3">
            <text:p>303</text:p>
          </table:table-cell>
          <table:table-cell table:formula="of:=IF(AND([.B304]&lt;=SQRT([.A$3]);[.C303]&lt;&gt;&quot;&quot;);IF(MOD([.A$3];[.B30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4">
            <text:p>304</text:p>
          </table:table-cell>
          <table:table-cell table:formula="of:=IF(AND([.B305]&lt;=SQRT([.A$3]);[.C304]&lt;&gt;&quot;&quot;);IF(MOD([.A$3];[.B30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5">
            <text:p>305</text:p>
          </table:table-cell>
          <table:table-cell table:formula="of:=IF(AND([.B306]&lt;=SQRT([.A$3]);[.C305]&lt;&gt;&quot;&quot;);IF(MOD([.A$3];[.B30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6">
            <text:p>306</text:p>
          </table:table-cell>
          <table:table-cell table:formula="of:=IF(AND([.B307]&lt;=SQRT([.A$3]);[.C306]&lt;&gt;&quot;&quot;);IF(MOD([.A$3];[.B30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7">
            <text:p>307</text:p>
          </table:table-cell>
          <table:table-cell table:formula="of:=IF(AND([.B308]&lt;=SQRT([.A$3]);[.C307]&lt;&gt;&quot;&quot;);IF(MOD([.A$3];[.B30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8">
            <text:p>308</text:p>
          </table:table-cell>
          <table:table-cell table:formula="of:=IF(AND([.B309]&lt;=SQRT([.A$3]);[.C308]&lt;&gt;&quot;&quot;);IF(MOD([.A$3];[.B30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09">
            <text:p>309</text:p>
          </table:table-cell>
          <table:table-cell table:formula="of:=IF(AND([.B310]&lt;=SQRT([.A$3]);[.C309]&lt;&gt;&quot;&quot;);IF(MOD([.A$3];[.B31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0">
            <text:p>310</text:p>
          </table:table-cell>
          <table:table-cell table:formula="of:=IF(AND([.B311]&lt;=SQRT([.A$3]);[.C310]&lt;&gt;&quot;&quot;);IF(MOD([.A$3];[.B31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1">
            <text:p>311</text:p>
          </table:table-cell>
          <table:table-cell table:formula="of:=IF(AND([.B312]&lt;=SQRT([.A$3]);[.C311]&lt;&gt;&quot;&quot;);IF(MOD([.A$3];[.B31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2">
            <text:p>312</text:p>
          </table:table-cell>
          <table:table-cell table:formula="of:=IF(AND([.B313]&lt;=SQRT([.A$3]);[.C312]&lt;&gt;&quot;&quot;);IF(MOD([.A$3];[.B31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3">
            <text:p>313</text:p>
          </table:table-cell>
          <table:table-cell table:formula="of:=IF(AND([.B314]&lt;=SQRT([.A$3]);[.C313]&lt;&gt;&quot;&quot;);IF(MOD([.A$3];[.B31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4">
            <text:p>314</text:p>
          </table:table-cell>
          <table:table-cell table:formula="of:=IF(AND([.B315]&lt;=SQRT([.A$3]);[.C314]&lt;&gt;&quot;&quot;);IF(MOD([.A$3];[.B31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5">
            <text:p>315</text:p>
          </table:table-cell>
          <table:table-cell table:formula="of:=IF(AND([.B316]&lt;=SQRT([.A$3]);[.C315]&lt;&gt;&quot;&quot;);IF(MOD([.A$3];[.B31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6">
            <text:p>316</text:p>
          </table:table-cell>
          <table:table-cell table:formula="of:=IF(AND([.B317]&lt;=SQRT([.A$3]);[.C316]&lt;&gt;&quot;&quot;);IF(MOD([.A$3];[.B31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7">
            <text:p>317</text:p>
          </table:table-cell>
          <table:table-cell table:formula="of:=IF(AND([.B318]&lt;=SQRT([.A$3]);[.C317]&lt;&gt;&quot;&quot;);IF(MOD([.A$3];[.B31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8">
            <text:p>318</text:p>
          </table:table-cell>
          <table:table-cell table:formula="of:=IF(AND([.B319]&lt;=SQRT([.A$3]);[.C318]&lt;&gt;&quot;&quot;);IF(MOD([.A$3];[.B31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19">
            <text:p>319</text:p>
          </table:table-cell>
          <table:table-cell table:formula="of:=IF(AND([.B320]&lt;=SQRT([.A$3]);[.C319]&lt;&gt;&quot;&quot;);IF(MOD([.A$3];[.B32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0">
            <text:p>320</text:p>
          </table:table-cell>
          <table:table-cell table:formula="of:=IF(AND([.B321]&lt;=SQRT([.A$3]);[.C320]&lt;&gt;&quot;&quot;);IF(MOD([.A$3];[.B32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1">
            <text:p>321</text:p>
          </table:table-cell>
          <table:table-cell table:formula="of:=IF(AND([.B322]&lt;=SQRT([.A$3]);[.C321]&lt;&gt;&quot;&quot;);IF(MOD([.A$3];[.B32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2">
            <text:p>322</text:p>
          </table:table-cell>
          <table:table-cell table:formula="of:=IF(AND([.B323]&lt;=SQRT([.A$3]);[.C322]&lt;&gt;&quot;&quot;);IF(MOD([.A$3];[.B32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3">
            <text:p>323</text:p>
          </table:table-cell>
          <table:table-cell table:formula="of:=IF(AND([.B324]&lt;=SQRT([.A$3]);[.C323]&lt;&gt;&quot;&quot;);IF(MOD([.A$3];[.B32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4">
            <text:p>324</text:p>
          </table:table-cell>
          <table:table-cell table:formula="of:=IF(AND([.B325]&lt;=SQRT([.A$3]);[.C324]&lt;&gt;&quot;&quot;);IF(MOD([.A$3];[.B32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5">
            <text:p>325</text:p>
          </table:table-cell>
          <table:table-cell table:formula="of:=IF(AND([.B326]&lt;=SQRT([.A$3]);[.C325]&lt;&gt;&quot;&quot;);IF(MOD([.A$3];[.B32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6">
            <text:p>326</text:p>
          </table:table-cell>
          <table:table-cell table:formula="of:=IF(AND([.B327]&lt;=SQRT([.A$3]);[.C326]&lt;&gt;&quot;&quot;);IF(MOD([.A$3];[.B32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7">
            <text:p>327</text:p>
          </table:table-cell>
          <table:table-cell table:formula="of:=IF(AND([.B328]&lt;=SQRT([.A$3]);[.C327]&lt;&gt;&quot;&quot;);IF(MOD([.A$3];[.B32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8">
            <text:p>328</text:p>
          </table:table-cell>
          <table:table-cell table:formula="of:=IF(AND([.B329]&lt;=SQRT([.A$3]);[.C328]&lt;&gt;&quot;&quot;);IF(MOD([.A$3];[.B32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29">
            <text:p>329</text:p>
          </table:table-cell>
          <table:table-cell table:formula="of:=IF(AND([.B330]&lt;=SQRT([.A$3]);[.C329]&lt;&gt;&quot;&quot;);IF(MOD([.A$3];[.B33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0">
            <text:p>330</text:p>
          </table:table-cell>
          <table:table-cell table:formula="of:=IF(AND([.B331]&lt;=SQRT([.A$3]);[.C330]&lt;&gt;&quot;&quot;);IF(MOD([.A$3];[.B33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1">
            <text:p>331</text:p>
          </table:table-cell>
          <table:table-cell table:formula="of:=IF(AND([.B332]&lt;=SQRT([.A$3]);[.C331]&lt;&gt;&quot;&quot;);IF(MOD([.A$3];[.B33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2">
            <text:p>332</text:p>
          </table:table-cell>
          <table:table-cell table:formula="of:=IF(AND([.B333]&lt;=SQRT([.A$3]);[.C332]&lt;&gt;&quot;&quot;);IF(MOD([.A$3];[.B33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3">
            <text:p>333</text:p>
          </table:table-cell>
          <table:table-cell table:formula="of:=IF(AND([.B334]&lt;=SQRT([.A$3]);[.C333]&lt;&gt;&quot;&quot;);IF(MOD([.A$3];[.B33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4">
            <text:p>334</text:p>
          </table:table-cell>
          <table:table-cell table:formula="of:=IF(AND([.B335]&lt;=SQRT([.A$3]);[.C334]&lt;&gt;&quot;&quot;);IF(MOD([.A$3];[.B33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5">
            <text:p>335</text:p>
          </table:table-cell>
          <table:table-cell table:formula="of:=IF(AND([.B336]&lt;=SQRT([.A$3]);[.C335]&lt;&gt;&quot;&quot;);IF(MOD([.A$3];[.B33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6">
            <text:p>336</text:p>
          </table:table-cell>
          <table:table-cell table:formula="of:=IF(AND([.B337]&lt;=SQRT([.A$3]);[.C336]&lt;&gt;&quot;&quot;);IF(MOD([.A$3];[.B33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7">
            <text:p>337</text:p>
          </table:table-cell>
          <table:table-cell table:formula="of:=IF(AND([.B338]&lt;=SQRT([.A$3]);[.C337]&lt;&gt;&quot;&quot;);IF(MOD([.A$3];[.B33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8">
            <text:p>338</text:p>
          </table:table-cell>
          <table:table-cell table:formula="of:=IF(AND([.B339]&lt;=SQRT([.A$3]);[.C338]&lt;&gt;&quot;&quot;);IF(MOD([.A$3];[.B33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39">
            <text:p>339</text:p>
          </table:table-cell>
          <table:table-cell table:formula="of:=IF(AND([.B340]&lt;=SQRT([.A$3]);[.C339]&lt;&gt;&quot;&quot;);IF(MOD([.A$3];[.B34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0">
            <text:p>340</text:p>
          </table:table-cell>
          <table:table-cell table:formula="of:=IF(AND([.B341]&lt;=SQRT([.A$3]);[.C340]&lt;&gt;&quot;&quot;);IF(MOD([.A$3];[.B34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1">
            <text:p>341</text:p>
          </table:table-cell>
          <table:table-cell table:formula="of:=IF(AND([.B342]&lt;=SQRT([.A$3]);[.C341]&lt;&gt;&quot;&quot;);IF(MOD([.A$3];[.B34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2">
            <text:p>342</text:p>
          </table:table-cell>
          <table:table-cell table:formula="of:=IF(AND([.B343]&lt;=SQRT([.A$3]);[.C342]&lt;&gt;&quot;&quot;);IF(MOD([.A$3];[.B34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3">
            <text:p>343</text:p>
          </table:table-cell>
          <table:table-cell table:formula="of:=IF(AND([.B344]&lt;=SQRT([.A$3]);[.C343]&lt;&gt;&quot;&quot;);IF(MOD([.A$3];[.B34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4">
            <text:p>344</text:p>
          </table:table-cell>
          <table:table-cell table:formula="of:=IF(AND([.B345]&lt;=SQRT([.A$3]);[.C344]&lt;&gt;&quot;&quot;);IF(MOD([.A$3];[.B34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5">
            <text:p>345</text:p>
          </table:table-cell>
          <table:table-cell table:formula="of:=IF(AND([.B346]&lt;=SQRT([.A$3]);[.C345]&lt;&gt;&quot;&quot;);IF(MOD([.A$3];[.B34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6">
            <text:p>346</text:p>
          </table:table-cell>
          <table:table-cell table:formula="of:=IF(AND([.B347]&lt;=SQRT([.A$3]);[.C346]&lt;&gt;&quot;&quot;);IF(MOD([.A$3];[.B34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7">
            <text:p>347</text:p>
          </table:table-cell>
          <table:table-cell table:formula="of:=IF(AND([.B348]&lt;=SQRT([.A$3]);[.C347]&lt;&gt;&quot;&quot;);IF(MOD([.A$3];[.B34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8">
            <text:p>348</text:p>
          </table:table-cell>
          <table:table-cell table:formula="of:=IF(AND([.B349]&lt;=SQRT([.A$3]);[.C348]&lt;&gt;&quot;&quot;);IF(MOD([.A$3];[.B34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49">
            <text:p>349</text:p>
          </table:table-cell>
          <table:table-cell table:formula="of:=IF(AND([.B350]&lt;=SQRT([.A$3]);[.C349]&lt;&gt;&quot;&quot;);IF(MOD([.A$3];[.B35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0">
            <text:p>350</text:p>
          </table:table-cell>
          <table:table-cell table:formula="of:=IF(AND([.B351]&lt;=SQRT([.A$3]);[.C350]&lt;&gt;&quot;&quot;);IF(MOD([.A$3];[.B35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1">
            <text:p>351</text:p>
          </table:table-cell>
          <table:table-cell table:formula="of:=IF(AND([.B352]&lt;=SQRT([.A$3]);[.C351]&lt;&gt;&quot;&quot;);IF(MOD([.A$3];[.B35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2">
            <text:p>352</text:p>
          </table:table-cell>
          <table:table-cell table:formula="of:=IF(AND([.B353]&lt;=SQRT([.A$3]);[.C352]&lt;&gt;&quot;&quot;);IF(MOD([.A$3];[.B35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3">
            <text:p>353</text:p>
          </table:table-cell>
          <table:table-cell table:formula="of:=IF(AND([.B354]&lt;=SQRT([.A$3]);[.C353]&lt;&gt;&quot;&quot;);IF(MOD([.A$3];[.B35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4">
            <text:p>354</text:p>
          </table:table-cell>
          <table:table-cell table:formula="of:=IF(AND([.B355]&lt;=SQRT([.A$3]);[.C354]&lt;&gt;&quot;&quot;);IF(MOD([.A$3];[.B35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5">
            <text:p>355</text:p>
          </table:table-cell>
          <table:table-cell table:formula="of:=IF(AND([.B356]&lt;=SQRT([.A$3]);[.C355]&lt;&gt;&quot;&quot;);IF(MOD([.A$3];[.B35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6">
            <text:p>356</text:p>
          </table:table-cell>
          <table:table-cell table:formula="of:=IF(AND([.B357]&lt;=SQRT([.A$3]);[.C356]&lt;&gt;&quot;&quot;);IF(MOD([.A$3];[.B35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7">
            <text:p>357</text:p>
          </table:table-cell>
          <table:table-cell table:formula="of:=IF(AND([.B358]&lt;=SQRT([.A$3]);[.C357]&lt;&gt;&quot;&quot;);IF(MOD([.A$3];[.B35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8">
            <text:p>358</text:p>
          </table:table-cell>
          <table:table-cell table:formula="of:=IF(AND([.B359]&lt;=SQRT([.A$3]);[.C358]&lt;&gt;&quot;&quot;);IF(MOD([.A$3];[.B35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59">
            <text:p>359</text:p>
          </table:table-cell>
          <table:table-cell table:formula="of:=IF(AND([.B360]&lt;=SQRT([.A$3]);[.C359]&lt;&gt;&quot;&quot;);IF(MOD([.A$3];[.B36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0">
            <text:p>360</text:p>
          </table:table-cell>
          <table:table-cell table:formula="of:=IF(AND([.B361]&lt;=SQRT([.A$3]);[.C360]&lt;&gt;&quot;&quot;);IF(MOD([.A$3];[.B36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1">
            <text:p>361</text:p>
          </table:table-cell>
          <table:table-cell table:formula="of:=IF(AND([.B362]&lt;=SQRT([.A$3]);[.C361]&lt;&gt;&quot;&quot;);IF(MOD([.A$3];[.B36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2">
            <text:p>362</text:p>
          </table:table-cell>
          <table:table-cell table:formula="of:=IF(AND([.B363]&lt;=SQRT([.A$3]);[.C362]&lt;&gt;&quot;&quot;);IF(MOD([.A$3];[.B36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3">
            <text:p>363</text:p>
          </table:table-cell>
          <table:table-cell table:formula="of:=IF(AND([.B364]&lt;=SQRT([.A$3]);[.C363]&lt;&gt;&quot;&quot;);IF(MOD([.A$3];[.B36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4">
            <text:p>364</text:p>
          </table:table-cell>
          <table:table-cell table:formula="of:=IF(AND([.B365]&lt;=SQRT([.A$3]);[.C364]&lt;&gt;&quot;&quot;);IF(MOD([.A$3];[.B36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5">
            <text:p>365</text:p>
          </table:table-cell>
          <table:table-cell table:formula="of:=IF(AND([.B366]&lt;=SQRT([.A$3]);[.C365]&lt;&gt;&quot;&quot;);IF(MOD([.A$3];[.B36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6">
            <text:p>366</text:p>
          </table:table-cell>
          <table:table-cell table:formula="of:=IF(AND([.B367]&lt;=SQRT([.A$3]);[.C366]&lt;&gt;&quot;&quot;);IF(MOD([.A$3];[.B36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7">
            <text:p>367</text:p>
          </table:table-cell>
          <table:table-cell table:formula="of:=IF(AND([.B368]&lt;=SQRT([.A$3]);[.C367]&lt;&gt;&quot;&quot;);IF(MOD([.A$3];[.B36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8">
            <text:p>368</text:p>
          </table:table-cell>
          <table:table-cell table:formula="of:=IF(AND([.B369]&lt;=SQRT([.A$3]);[.C368]&lt;&gt;&quot;&quot;);IF(MOD([.A$3];[.B36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69">
            <text:p>369</text:p>
          </table:table-cell>
          <table:table-cell table:formula="of:=IF(AND([.B370]&lt;=SQRT([.A$3]);[.C369]&lt;&gt;&quot;&quot;);IF(MOD([.A$3];[.B37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0">
            <text:p>370</text:p>
          </table:table-cell>
          <table:table-cell table:formula="of:=IF(AND([.B371]&lt;=SQRT([.A$3]);[.C370]&lt;&gt;&quot;&quot;);IF(MOD([.A$3];[.B37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1">
            <text:p>371</text:p>
          </table:table-cell>
          <table:table-cell table:formula="of:=IF(AND([.B372]&lt;=SQRT([.A$3]);[.C371]&lt;&gt;&quot;&quot;);IF(MOD([.A$3];[.B37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2">
            <text:p>372</text:p>
          </table:table-cell>
          <table:table-cell table:formula="of:=IF(AND([.B373]&lt;=SQRT([.A$3]);[.C372]&lt;&gt;&quot;&quot;);IF(MOD([.A$3];[.B37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3">
            <text:p>373</text:p>
          </table:table-cell>
          <table:table-cell table:formula="of:=IF(AND([.B374]&lt;=SQRT([.A$3]);[.C373]&lt;&gt;&quot;&quot;);IF(MOD([.A$3];[.B37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4">
            <text:p>374</text:p>
          </table:table-cell>
          <table:table-cell table:formula="of:=IF(AND([.B375]&lt;=SQRT([.A$3]);[.C374]&lt;&gt;&quot;&quot;);IF(MOD([.A$3];[.B37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5">
            <text:p>375</text:p>
          </table:table-cell>
          <table:table-cell table:formula="of:=IF(AND([.B376]&lt;=SQRT([.A$3]);[.C375]&lt;&gt;&quot;&quot;);IF(MOD([.A$3];[.B37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6">
            <text:p>376</text:p>
          </table:table-cell>
          <table:table-cell table:formula="of:=IF(AND([.B377]&lt;=SQRT([.A$3]);[.C376]&lt;&gt;&quot;&quot;);IF(MOD([.A$3];[.B37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7">
            <text:p>377</text:p>
          </table:table-cell>
          <table:table-cell table:formula="of:=IF(AND([.B378]&lt;=SQRT([.A$3]);[.C377]&lt;&gt;&quot;&quot;);IF(MOD([.A$3];[.B37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8">
            <text:p>378</text:p>
          </table:table-cell>
          <table:table-cell table:formula="of:=IF(AND([.B379]&lt;=SQRT([.A$3]);[.C378]&lt;&gt;&quot;&quot;);IF(MOD([.A$3];[.B37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79">
            <text:p>379</text:p>
          </table:table-cell>
          <table:table-cell table:formula="of:=IF(AND([.B380]&lt;=SQRT([.A$3]);[.C379]&lt;&gt;&quot;&quot;);IF(MOD([.A$3];[.B38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0">
            <text:p>380</text:p>
          </table:table-cell>
          <table:table-cell table:formula="of:=IF(AND([.B381]&lt;=SQRT([.A$3]);[.C380]&lt;&gt;&quot;&quot;);IF(MOD([.A$3];[.B38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1">
            <text:p>381</text:p>
          </table:table-cell>
          <table:table-cell table:formula="of:=IF(AND([.B382]&lt;=SQRT([.A$3]);[.C381]&lt;&gt;&quot;&quot;);IF(MOD([.A$3];[.B38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2">
            <text:p>382</text:p>
          </table:table-cell>
          <table:table-cell table:formula="of:=IF(AND([.B383]&lt;=SQRT([.A$3]);[.C382]&lt;&gt;&quot;&quot;);IF(MOD([.A$3];[.B38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3">
            <text:p>383</text:p>
          </table:table-cell>
          <table:table-cell table:formula="of:=IF(AND([.B384]&lt;=SQRT([.A$3]);[.C383]&lt;&gt;&quot;&quot;);IF(MOD([.A$3];[.B38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4">
            <text:p>384</text:p>
          </table:table-cell>
          <table:table-cell table:formula="of:=IF(AND([.B385]&lt;=SQRT([.A$3]);[.C384]&lt;&gt;&quot;&quot;);IF(MOD([.A$3];[.B38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5">
            <text:p>385</text:p>
          </table:table-cell>
          <table:table-cell table:formula="of:=IF(AND([.B386]&lt;=SQRT([.A$3]);[.C385]&lt;&gt;&quot;&quot;);IF(MOD([.A$3];[.B38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6">
            <text:p>386</text:p>
          </table:table-cell>
          <table:table-cell table:formula="of:=IF(AND([.B387]&lt;=SQRT([.A$3]);[.C386]&lt;&gt;&quot;&quot;);IF(MOD([.A$3];[.B38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7">
            <text:p>387</text:p>
          </table:table-cell>
          <table:table-cell table:formula="of:=IF(AND([.B388]&lt;=SQRT([.A$3]);[.C387]&lt;&gt;&quot;&quot;);IF(MOD([.A$3];[.B38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8">
            <text:p>388</text:p>
          </table:table-cell>
          <table:table-cell table:formula="of:=IF(AND([.B389]&lt;=SQRT([.A$3]);[.C388]&lt;&gt;&quot;&quot;);IF(MOD([.A$3];[.B38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89">
            <text:p>389</text:p>
          </table:table-cell>
          <table:table-cell table:formula="of:=IF(AND([.B390]&lt;=SQRT([.A$3]);[.C389]&lt;&gt;&quot;&quot;);IF(MOD([.A$3];[.B39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0">
            <text:p>390</text:p>
          </table:table-cell>
          <table:table-cell table:formula="of:=IF(AND([.B391]&lt;=SQRT([.A$3]);[.C390]&lt;&gt;&quot;&quot;);IF(MOD([.A$3];[.B39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1">
            <text:p>391</text:p>
          </table:table-cell>
          <table:table-cell table:formula="of:=IF(AND([.B392]&lt;=SQRT([.A$3]);[.C391]&lt;&gt;&quot;&quot;);IF(MOD([.A$3];[.B39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2">
            <text:p>392</text:p>
          </table:table-cell>
          <table:table-cell table:formula="of:=IF(AND([.B393]&lt;=SQRT([.A$3]);[.C392]&lt;&gt;&quot;&quot;);IF(MOD([.A$3];[.B39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3">
            <text:p>393</text:p>
          </table:table-cell>
          <table:table-cell table:formula="of:=IF(AND([.B394]&lt;=SQRT([.A$3]);[.C393]&lt;&gt;&quot;&quot;);IF(MOD([.A$3];[.B39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4">
            <text:p>394</text:p>
          </table:table-cell>
          <table:table-cell table:formula="of:=IF(AND([.B395]&lt;=SQRT([.A$3]);[.C394]&lt;&gt;&quot;&quot;);IF(MOD([.A$3];[.B39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5">
            <text:p>395</text:p>
          </table:table-cell>
          <table:table-cell table:formula="of:=IF(AND([.B396]&lt;=SQRT([.A$3]);[.C395]&lt;&gt;&quot;&quot;);IF(MOD([.A$3];[.B39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6">
            <text:p>396</text:p>
          </table:table-cell>
          <table:table-cell table:formula="of:=IF(AND([.B397]&lt;=SQRT([.A$3]);[.C396]&lt;&gt;&quot;&quot;);IF(MOD([.A$3];[.B39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7">
            <text:p>397</text:p>
          </table:table-cell>
          <table:table-cell table:formula="of:=IF(AND([.B398]&lt;=SQRT([.A$3]);[.C397]&lt;&gt;&quot;&quot;);IF(MOD([.A$3];[.B39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8">
            <text:p>398</text:p>
          </table:table-cell>
          <table:table-cell table:formula="of:=IF(AND([.B399]&lt;=SQRT([.A$3]);[.C398]&lt;&gt;&quot;&quot;);IF(MOD([.A$3];[.B39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399">
            <text:p>399</text:p>
          </table:table-cell>
          <table:table-cell table:formula="of:=IF(AND([.B400]&lt;=SQRT([.A$3]);[.C399]&lt;&gt;&quot;&quot;);IF(MOD([.A$3];[.B40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0">
            <text:p>400</text:p>
          </table:table-cell>
          <table:table-cell table:formula="of:=IF(AND([.B401]&lt;=SQRT([.A$3]);[.C400]&lt;&gt;&quot;&quot;);IF(MOD([.A$3];[.B40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1">
            <text:p>401</text:p>
          </table:table-cell>
          <table:table-cell table:formula="of:=IF(AND([.B402]&lt;=SQRT([.A$3]);[.C401]&lt;&gt;&quot;&quot;);IF(MOD([.A$3];[.B40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2">
            <text:p>402</text:p>
          </table:table-cell>
          <table:table-cell table:formula="of:=IF(AND([.B403]&lt;=SQRT([.A$3]);[.C402]&lt;&gt;&quot;&quot;);IF(MOD([.A$3];[.B40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3">
            <text:p>403</text:p>
          </table:table-cell>
          <table:table-cell table:formula="of:=IF(AND([.B404]&lt;=SQRT([.A$3]);[.C403]&lt;&gt;&quot;&quot;);IF(MOD([.A$3];[.B40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4">
            <text:p>404</text:p>
          </table:table-cell>
          <table:table-cell table:formula="of:=IF(AND([.B405]&lt;=SQRT([.A$3]);[.C404]&lt;&gt;&quot;&quot;);IF(MOD([.A$3];[.B40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5">
            <text:p>405</text:p>
          </table:table-cell>
          <table:table-cell table:formula="of:=IF(AND([.B406]&lt;=SQRT([.A$3]);[.C405]&lt;&gt;&quot;&quot;);IF(MOD([.A$3];[.B40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6">
            <text:p>406</text:p>
          </table:table-cell>
          <table:table-cell table:formula="of:=IF(AND([.B407]&lt;=SQRT([.A$3]);[.C406]&lt;&gt;&quot;&quot;);IF(MOD([.A$3];[.B40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7">
            <text:p>407</text:p>
          </table:table-cell>
          <table:table-cell table:formula="of:=IF(AND([.B408]&lt;=SQRT([.A$3]);[.C407]&lt;&gt;&quot;&quot;);IF(MOD([.A$3];[.B40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8">
            <text:p>408</text:p>
          </table:table-cell>
          <table:table-cell table:formula="of:=IF(AND([.B409]&lt;=SQRT([.A$3]);[.C408]&lt;&gt;&quot;&quot;);IF(MOD([.A$3];[.B40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09">
            <text:p>409</text:p>
          </table:table-cell>
          <table:table-cell table:formula="of:=IF(AND([.B410]&lt;=SQRT([.A$3]);[.C409]&lt;&gt;&quot;&quot;);IF(MOD([.A$3];[.B41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0">
            <text:p>410</text:p>
          </table:table-cell>
          <table:table-cell table:formula="of:=IF(AND([.B411]&lt;=SQRT([.A$3]);[.C410]&lt;&gt;&quot;&quot;);IF(MOD([.A$3];[.B41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1">
            <text:p>411</text:p>
          </table:table-cell>
          <table:table-cell table:formula="of:=IF(AND([.B412]&lt;=SQRT([.A$3]);[.C411]&lt;&gt;&quot;&quot;);IF(MOD([.A$3];[.B41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2">
            <text:p>412</text:p>
          </table:table-cell>
          <table:table-cell table:formula="of:=IF(AND([.B413]&lt;=SQRT([.A$3]);[.C412]&lt;&gt;&quot;&quot;);IF(MOD([.A$3];[.B41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3">
            <text:p>413</text:p>
          </table:table-cell>
          <table:table-cell table:formula="of:=IF(AND([.B414]&lt;=SQRT([.A$3]);[.C413]&lt;&gt;&quot;&quot;);IF(MOD([.A$3];[.B41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4">
            <text:p>414</text:p>
          </table:table-cell>
          <table:table-cell table:formula="of:=IF(AND([.B415]&lt;=SQRT([.A$3]);[.C414]&lt;&gt;&quot;&quot;);IF(MOD([.A$3];[.B41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5">
            <text:p>415</text:p>
          </table:table-cell>
          <table:table-cell table:formula="of:=IF(AND([.B416]&lt;=SQRT([.A$3]);[.C415]&lt;&gt;&quot;&quot;);IF(MOD([.A$3];[.B41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6">
            <text:p>416</text:p>
          </table:table-cell>
          <table:table-cell table:formula="of:=IF(AND([.B417]&lt;=SQRT([.A$3]);[.C416]&lt;&gt;&quot;&quot;);IF(MOD([.A$3];[.B41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7">
            <text:p>417</text:p>
          </table:table-cell>
          <table:table-cell table:formula="of:=IF(AND([.B418]&lt;=SQRT([.A$3]);[.C417]&lt;&gt;&quot;&quot;);IF(MOD([.A$3];[.B41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8">
            <text:p>418</text:p>
          </table:table-cell>
          <table:table-cell table:formula="of:=IF(AND([.B419]&lt;=SQRT([.A$3]);[.C418]&lt;&gt;&quot;&quot;);IF(MOD([.A$3];[.B41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19">
            <text:p>419</text:p>
          </table:table-cell>
          <table:table-cell table:formula="of:=IF(AND([.B420]&lt;=SQRT([.A$3]);[.C419]&lt;&gt;&quot;&quot;);IF(MOD([.A$3];[.B42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0">
            <text:p>420</text:p>
          </table:table-cell>
          <table:table-cell table:formula="of:=IF(AND([.B421]&lt;=SQRT([.A$3]);[.C420]&lt;&gt;&quot;&quot;);IF(MOD([.A$3];[.B42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1">
            <text:p>421</text:p>
          </table:table-cell>
          <table:table-cell table:formula="of:=IF(AND([.B422]&lt;=SQRT([.A$3]);[.C421]&lt;&gt;&quot;&quot;);IF(MOD([.A$3];[.B42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2">
            <text:p>422</text:p>
          </table:table-cell>
          <table:table-cell table:formula="of:=IF(AND([.B423]&lt;=SQRT([.A$3]);[.C422]&lt;&gt;&quot;&quot;);IF(MOD([.A$3];[.B42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3">
            <text:p>423</text:p>
          </table:table-cell>
          <table:table-cell table:formula="of:=IF(AND([.B424]&lt;=SQRT([.A$3]);[.C423]&lt;&gt;&quot;&quot;);IF(MOD([.A$3];[.B42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4">
            <text:p>424</text:p>
          </table:table-cell>
          <table:table-cell table:formula="of:=IF(AND([.B425]&lt;=SQRT([.A$3]);[.C424]&lt;&gt;&quot;&quot;);IF(MOD([.A$3];[.B42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5">
            <text:p>425</text:p>
          </table:table-cell>
          <table:table-cell table:formula="of:=IF(AND([.B426]&lt;=SQRT([.A$3]);[.C425]&lt;&gt;&quot;&quot;);IF(MOD([.A$3];[.B42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6">
            <text:p>426</text:p>
          </table:table-cell>
          <table:table-cell table:formula="of:=IF(AND([.B427]&lt;=SQRT([.A$3]);[.C426]&lt;&gt;&quot;&quot;);IF(MOD([.A$3];[.B42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7">
            <text:p>427</text:p>
          </table:table-cell>
          <table:table-cell table:formula="of:=IF(AND([.B428]&lt;=SQRT([.A$3]);[.C427]&lt;&gt;&quot;&quot;);IF(MOD([.A$3];[.B42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8">
            <text:p>428</text:p>
          </table:table-cell>
          <table:table-cell table:formula="of:=IF(AND([.B429]&lt;=SQRT([.A$3]);[.C428]&lt;&gt;&quot;&quot;);IF(MOD([.A$3];[.B42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29">
            <text:p>429</text:p>
          </table:table-cell>
          <table:table-cell table:formula="of:=IF(AND([.B430]&lt;=SQRT([.A$3]);[.C429]&lt;&gt;&quot;&quot;);IF(MOD([.A$3];[.B43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0">
            <text:p>430</text:p>
          </table:table-cell>
          <table:table-cell table:formula="of:=IF(AND([.B431]&lt;=SQRT([.A$3]);[.C430]&lt;&gt;&quot;&quot;);IF(MOD([.A$3];[.B43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1">
            <text:p>431</text:p>
          </table:table-cell>
          <table:table-cell table:formula="of:=IF(AND([.B432]&lt;=SQRT([.A$3]);[.C431]&lt;&gt;&quot;&quot;);IF(MOD([.A$3];[.B43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2">
            <text:p>432</text:p>
          </table:table-cell>
          <table:table-cell table:formula="of:=IF(AND([.B433]&lt;=SQRT([.A$3]);[.C432]&lt;&gt;&quot;&quot;);IF(MOD([.A$3];[.B43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3">
            <text:p>433</text:p>
          </table:table-cell>
          <table:table-cell table:formula="of:=IF(AND([.B434]&lt;=SQRT([.A$3]);[.C433]&lt;&gt;&quot;&quot;);IF(MOD([.A$3];[.B43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4">
            <text:p>434</text:p>
          </table:table-cell>
          <table:table-cell table:formula="of:=IF(AND([.B435]&lt;=SQRT([.A$3]);[.C434]&lt;&gt;&quot;&quot;);IF(MOD([.A$3];[.B43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5">
            <text:p>435</text:p>
          </table:table-cell>
          <table:table-cell table:formula="of:=IF(AND([.B436]&lt;=SQRT([.A$3]);[.C435]&lt;&gt;&quot;&quot;);IF(MOD([.A$3];[.B43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6">
            <text:p>436</text:p>
          </table:table-cell>
          <table:table-cell table:formula="of:=IF(AND([.B437]&lt;=SQRT([.A$3]);[.C436]&lt;&gt;&quot;&quot;);IF(MOD([.A$3];[.B43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7">
            <text:p>437</text:p>
          </table:table-cell>
          <table:table-cell table:formula="of:=IF(AND([.B438]&lt;=SQRT([.A$3]);[.C437]&lt;&gt;&quot;&quot;);IF(MOD([.A$3];[.B43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8">
            <text:p>438</text:p>
          </table:table-cell>
          <table:table-cell table:formula="of:=IF(AND([.B439]&lt;=SQRT([.A$3]);[.C438]&lt;&gt;&quot;&quot;);IF(MOD([.A$3];[.B43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39">
            <text:p>439</text:p>
          </table:table-cell>
          <table:table-cell table:formula="of:=IF(AND([.B440]&lt;=SQRT([.A$3]);[.C439]&lt;&gt;&quot;&quot;);IF(MOD([.A$3];[.B44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0">
            <text:p>440</text:p>
          </table:table-cell>
          <table:table-cell table:formula="of:=IF(AND([.B441]&lt;=SQRT([.A$3]);[.C440]&lt;&gt;&quot;&quot;);IF(MOD([.A$3];[.B44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1">
            <text:p>441</text:p>
          </table:table-cell>
          <table:table-cell table:formula="of:=IF(AND([.B442]&lt;=SQRT([.A$3]);[.C441]&lt;&gt;&quot;&quot;);IF(MOD([.A$3];[.B44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2">
            <text:p>442</text:p>
          </table:table-cell>
          <table:table-cell table:formula="of:=IF(AND([.B443]&lt;=SQRT([.A$3]);[.C442]&lt;&gt;&quot;&quot;);IF(MOD([.A$3];[.B44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3">
            <text:p>443</text:p>
          </table:table-cell>
          <table:table-cell table:formula="of:=IF(AND([.B444]&lt;=SQRT([.A$3]);[.C443]&lt;&gt;&quot;&quot;);IF(MOD([.A$3];[.B44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4">
            <text:p>444</text:p>
          </table:table-cell>
          <table:table-cell table:formula="of:=IF(AND([.B445]&lt;=SQRT([.A$3]);[.C444]&lt;&gt;&quot;&quot;);IF(MOD([.A$3];[.B44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5">
            <text:p>445</text:p>
          </table:table-cell>
          <table:table-cell table:formula="of:=IF(AND([.B446]&lt;=SQRT([.A$3]);[.C445]&lt;&gt;&quot;&quot;);IF(MOD([.A$3];[.B44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6">
            <text:p>446</text:p>
          </table:table-cell>
          <table:table-cell table:formula="of:=IF(AND([.B447]&lt;=SQRT([.A$3]);[.C446]&lt;&gt;&quot;&quot;);IF(MOD([.A$3];[.B44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7">
            <text:p>447</text:p>
          </table:table-cell>
          <table:table-cell table:formula="of:=IF(AND([.B448]&lt;=SQRT([.A$3]);[.C447]&lt;&gt;&quot;&quot;);IF(MOD([.A$3];[.B44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8">
            <text:p>448</text:p>
          </table:table-cell>
          <table:table-cell table:formula="of:=IF(AND([.B449]&lt;=SQRT([.A$3]);[.C448]&lt;&gt;&quot;&quot;);IF(MOD([.A$3];[.B44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49">
            <text:p>449</text:p>
          </table:table-cell>
          <table:table-cell table:formula="of:=IF(AND([.B450]&lt;=SQRT([.A$3]);[.C449]&lt;&gt;&quot;&quot;);IF(MOD([.A$3];[.B45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0">
            <text:p>450</text:p>
          </table:table-cell>
          <table:table-cell table:formula="of:=IF(AND([.B451]&lt;=SQRT([.A$3]);[.C450]&lt;&gt;&quot;&quot;);IF(MOD([.A$3];[.B45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1">
            <text:p>451</text:p>
          </table:table-cell>
          <table:table-cell table:formula="of:=IF(AND([.B452]&lt;=SQRT([.A$3]);[.C451]&lt;&gt;&quot;&quot;);IF(MOD([.A$3];[.B45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2">
            <text:p>452</text:p>
          </table:table-cell>
          <table:table-cell table:formula="of:=IF(AND([.B453]&lt;=SQRT([.A$3]);[.C452]&lt;&gt;&quot;&quot;);IF(MOD([.A$3];[.B45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3">
            <text:p>453</text:p>
          </table:table-cell>
          <table:table-cell table:formula="of:=IF(AND([.B454]&lt;=SQRT([.A$3]);[.C453]&lt;&gt;&quot;&quot;);IF(MOD([.A$3];[.B45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4">
            <text:p>454</text:p>
          </table:table-cell>
          <table:table-cell table:formula="of:=IF(AND([.B455]&lt;=SQRT([.A$3]);[.C454]&lt;&gt;&quot;&quot;);IF(MOD([.A$3];[.B45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5">
            <text:p>455</text:p>
          </table:table-cell>
          <table:table-cell table:formula="of:=IF(AND([.B456]&lt;=SQRT([.A$3]);[.C455]&lt;&gt;&quot;&quot;);IF(MOD([.A$3];[.B45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6">
            <text:p>456</text:p>
          </table:table-cell>
          <table:table-cell table:formula="of:=IF(AND([.B457]&lt;=SQRT([.A$3]);[.C456]&lt;&gt;&quot;&quot;);IF(MOD([.A$3];[.B45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7">
            <text:p>457</text:p>
          </table:table-cell>
          <table:table-cell table:formula="of:=IF(AND([.B458]&lt;=SQRT([.A$3]);[.C457]&lt;&gt;&quot;&quot;);IF(MOD([.A$3];[.B45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8">
            <text:p>458</text:p>
          </table:table-cell>
          <table:table-cell table:formula="of:=IF(AND([.B459]&lt;=SQRT([.A$3]);[.C458]&lt;&gt;&quot;&quot;);IF(MOD([.A$3];[.B45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59">
            <text:p>459</text:p>
          </table:table-cell>
          <table:table-cell table:formula="of:=IF(AND([.B460]&lt;=SQRT([.A$3]);[.C459]&lt;&gt;&quot;&quot;);IF(MOD([.A$3];[.B46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0">
            <text:p>460</text:p>
          </table:table-cell>
          <table:table-cell table:formula="of:=IF(AND([.B461]&lt;=SQRT([.A$3]);[.C460]&lt;&gt;&quot;&quot;);IF(MOD([.A$3];[.B46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1">
            <text:p>461</text:p>
          </table:table-cell>
          <table:table-cell table:formula="of:=IF(AND([.B462]&lt;=SQRT([.A$3]);[.C461]&lt;&gt;&quot;&quot;);IF(MOD([.A$3];[.B46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2">
            <text:p>462</text:p>
          </table:table-cell>
          <table:table-cell table:formula="of:=IF(AND([.B463]&lt;=SQRT([.A$3]);[.C462]&lt;&gt;&quot;&quot;);IF(MOD([.A$3];[.B46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3">
            <text:p>463</text:p>
          </table:table-cell>
          <table:table-cell table:formula="of:=IF(AND([.B464]&lt;=SQRT([.A$3]);[.C463]&lt;&gt;&quot;&quot;);IF(MOD([.A$3];[.B46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4">
            <text:p>464</text:p>
          </table:table-cell>
          <table:table-cell table:formula="of:=IF(AND([.B465]&lt;=SQRT([.A$3]);[.C464]&lt;&gt;&quot;&quot;);IF(MOD([.A$3];[.B46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5">
            <text:p>465</text:p>
          </table:table-cell>
          <table:table-cell table:formula="of:=IF(AND([.B466]&lt;=SQRT([.A$3]);[.C465]&lt;&gt;&quot;&quot;);IF(MOD([.A$3];[.B46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6">
            <text:p>466</text:p>
          </table:table-cell>
          <table:table-cell table:formula="of:=IF(AND([.B467]&lt;=SQRT([.A$3]);[.C466]&lt;&gt;&quot;&quot;);IF(MOD([.A$3];[.B46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7">
            <text:p>467</text:p>
          </table:table-cell>
          <table:table-cell table:formula="of:=IF(AND([.B468]&lt;=SQRT([.A$3]);[.C467]&lt;&gt;&quot;&quot;);IF(MOD([.A$3];[.B46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8">
            <text:p>468</text:p>
          </table:table-cell>
          <table:table-cell table:formula="of:=IF(AND([.B469]&lt;=SQRT([.A$3]);[.C468]&lt;&gt;&quot;&quot;);IF(MOD([.A$3];[.B46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69">
            <text:p>469</text:p>
          </table:table-cell>
          <table:table-cell table:formula="of:=IF(AND([.B470]&lt;=SQRT([.A$3]);[.C469]&lt;&gt;&quot;&quot;);IF(MOD([.A$3];[.B47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0">
            <text:p>470</text:p>
          </table:table-cell>
          <table:table-cell table:formula="of:=IF(AND([.B471]&lt;=SQRT([.A$3]);[.C470]&lt;&gt;&quot;&quot;);IF(MOD([.A$3];[.B47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1">
            <text:p>471</text:p>
          </table:table-cell>
          <table:table-cell table:formula="of:=IF(AND([.B472]&lt;=SQRT([.A$3]);[.C471]&lt;&gt;&quot;&quot;);IF(MOD([.A$3];[.B47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2">
            <text:p>472</text:p>
          </table:table-cell>
          <table:table-cell table:formula="of:=IF(AND([.B473]&lt;=SQRT([.A$3]);[.C472]&lt;&gt;&quot;&quot;);IF(MOD([.A$3];[.B47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3">
            <text:p>473</text:p>
          </table:table-cell>
          <table:table-cell table:formula="of:=IF(AND([.B474]&lt;=SQRT([.A$3]);[.C473]&lt;&gt;&quot;&quot;);IF(MOD([.A$3];[.B47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4">
            <text:p>474</text:p>
          </table:table-cell>
          <table:table-cell table:formula="of:=IF(AND([.B475]&lt;=SQRT([.A$3]);[.C474]&lt;&gt;&quot;&quot;);IF(MOD([.A$3];[.B47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5">
            <text:p>475</text:p>
          </table:table-cell>
          <table:table-cell table:formula="of:=IF(AND([.B476]&lt;=SQRT([.A$3]);[.C475]&lt;&gt;&quot;&quot;);IF(MOD([.A$3];[.B47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6">
            <text:p>476</text:p>
          </table:table-cell>
          <table:table-cell table:formula="of:=IF(AND([.B477]&lt;=SQRT([.A$3]);[.C476]&lt;&gt;&quot;&quot;);IF(MOD([.A$3];[.B47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7">
            <text:p>477</text:p>
          </table:table-cell>
          <table:table-cell table:formula="of:=IF(AND([.B478]&lt;=SQRT([.A$3]);[.C477]&lt;&gt;&quot;&quot;);IF(MOD([.A$3];[.B47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8">
            <text:p>478</text:p>
          </table:table-cell>
          <table:table-cell table:formula="of:=IF(AND([.B479]&lt;=SQRT([.A$3]);[.C478]&lt;&gt;&quot;&quot;);IF(MOD([.A$3];[.B47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79">
            <text:p>479</text:p>
          </table:table-cell>
          <table:table-cell table:formula="of:=IF(AND([.B480]&lt;=SQRT([.A$3]);[.C479]&lt;&gt;&quot;&quot;);IF(MOD([.A$3];[.B48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0">
            <text:p>480</text:p>
          </table:table-cell>
          <table:table-cell table:formula="of:=IF(AND([.B481]&lt;=SQRT([.A$3]);[.C480]&lt;&gt;&quot;&quot;);IF(MOD([.A$3];[.B48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1">
            <text:p>481</text:p>
          </table:table-cell>
          <table:table-cell table:formula="of:=IF(AND([.B482]&lt;=SQRT([.A$3]);[.C481]&lt;&gt;&quot;&quot;);IF(MOD([.A$3];[.B48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2">
            <text:p>482</text:p>
          </table:table-cell>
          <table:table-cell table:formula="of:=IF(AND([.B483]&lt;=SQRT([.A$3]);[.C482]&lt;&gt;&quot;&quot;);IF(MOD([.A$3];[.B48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3">
            <text:p>483</text:p>
          </table:table-cell>
          <table:table-cell table:formula="of:=IF(AND([.B484]&lt;=SQRT([.A$3]);[.C483]&lt;&gt;&quot;&quot;);IF(MOD([.A$3];[.B48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4">
            <text:p>484</text:p>
          </table:table-cell>
          <table:table-cell table:formula="of:=IF(AND([.B485]&lt;=SQRT([.A$3]);[.C484]&lt;&gt;&quot;&quot;);IF(MOD([.A$3];[.B48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5">
            <text:p>485</text:p>
          </table:table-cell>
          <table:table-cell table:formula="of:=IF(AND([.B486]&lt;=SQRT([.A$3]);[.C485]&lt;&gt;&quot;&quot;);IF(MOD([.A$3];[.B48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6">
            <text:p>486</text:p>
          </table:table-cell>
          <table:table-cell table:formula="of:=IF(AND([.B487]&lt;=SQRT([.A$3]);[.C486]&lt;&gt;&quot;&quot;);IF(MOD([.A$3];[.B48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7">
            <text:p>487</text:p>
          </table:table-cell>
          <table:table-cell table:formula="of:=IF(AND([.B488]&lt;=SQRT([.A$3]);[.C487]&lt;&gt;&quot;&quot;);IF(MOD([.A$3];[.B48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8">
            <text:p>488</text:p>
          </table:table-cell>
          <table:table-cell table:formula="of:=IF(AND([.B489]&lt;=SQRT([.A$3]);[.C488]&lt;&gt;&quot;&quot;);IF(MOD([.A$3];[.B48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89">
            <text:p>489</text:p>
          </table:table-cell>
          <table:table-cell table:formula="of:=IF(AND([.B490]&lt;=SQRT([.A$3]);[.C489]&lt;&gt;&quot;&quot;);IF(MOD([.A$3];[.B490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0">
            <text:p>490</text:p>
          </table:table-cell>
          <table:table-cell table:formula="of:=IF(AND([.B491]&lt;=SQRT([.A$3]);[.C490]&lt;&gt;&quot;&quot;);IF(MOD([.A$3];[.B491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1">
            <text:p>491</text:p>
          </table:table-cell>
          <table:table-cell table:formula="of:=IF(AND([.B492]&lt;=SQRT([.A$3]);[.C491]&lt;&gt;&quot;&quot;);IF(MOD([.A$3];[.B492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2">
            <text:p>492</text:p>
          </table:table-cell>
          <table:table-cell table:formula="of:=IF(AND([.B493]&lt;=SQRT([.A$3]);[.C492]&lt;&gt;&quot;&quot;);IF(MOD([.A$3];[.B493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3">
            <text:p>493</text:p>
          </table:table-cell>
          <table:table-cell table:formula="of:=IF(AND([.B494]&lt;=SQRT([.A$3]);[.C493]&lt;&gt;&quot;&quot;);IF(MOD([.A$3];[.B494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4">
            <text:p>494</text:p>
          </table:table-cell>
          <table:table-cell table:formula="of:=IF(AND([.B495]&lt;=SQRT([.A$3]);[.C494]&lt;&gt;&quot;&quot;);IF(MOD([.A$3];[.B495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5">
            <text:p>495</text:p>
          </table:table-cell>
          <table:table-cell table:formula="of:=IF(AND([.B496]&lt;=SQRT([.A$3]);[.C495]&lt;&gt;&quot;&quot;);IF(MOD([.A$3];[.B496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6">
            <text:p>496</text:p>
          </table:table-cell>
          <table:table-cell table:formula="of:=IF(AND([.B497]&lt;=SQRT([.A$3]);[.C496]&lt;&gt;&quot;&quot;);IF(MOD([.A$3];[.B497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7">
            <text:p>497</text:p>
          </table:table-cell>
          <table:table-cell table:formula="of:=IF(AND([.B498]&lt;=SQRT([.A$3]);[.C497]&lt;&gt;&quot;&quot;);IF(MOD([.A$3];[.B498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8">
            <text:p>498</text:p>
          </table:table-cell>
          <table:table-cell table:formula="of:=IF(AND([.B499]&lt;=SQRT([.A$3]);[.C498]&lt;&gt;&quot;&quot;);IF(MOD([.A$3];[.B499])=0;1;0);&quot;&quot;)">
            <text:p/>
          </table:table-cell>
          <table:table-cell table:number-columns-repeated="1021"/>
        </table:table-row>
        <table:table-row table:style-name="ro7">
          <table:table-cell/>
          <table:table-cell office:value-type="float" office:value="499">
            <text:p>499</text:p>
          </table:table-cell>
          <table:table-cell table:formula="of:=IF(AND([.B500]&lt;=SQRT([.A$3]);[.C499]&lt;&gt;&quot;&quot;);IF(MOD([.A$3];[.B500])=0;1;0);&quot;&quot;)">
            <text:p/>
          </table:table-cell>
          <table:table-cell table:number-columns-repeated="1021"/>
        </table:table-row>
        <table:table-row table:style-name="ro7" table:number-rows-repeated="650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6:54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6:54:31.76</dc:date>
    <meta:generator>OpenOffice.org/3.2$Win32 OpenOffice.org_project/320m18$Build-9502</meta:generator>
    <meta:editing-duration>PT00H01M40S</meta:editing-duration>
    <meta:editing-cycles>2</meta:editing-cycles>
    <meta:document-statistic meta:table-count="1" meta:cell-count="1008" meta:object-count="0"/>
  </office:meta>
</office:document-meta>
</file>